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57.53pt" svg:y="7.48pt">
            <loext:p draw:notify-on-update-of-ranges="Sheet1.D5:Sheet1.D15 Sheet1.E4:Sheet1.E4 Sheet1.E5:Sheet1.E15 Sheet1.F4:Sheet1.F4 Sheet1.F5:Sheet1.F15 Sheet1.G4:Sheet1.G4 Sheet1.G5:Sheet1.G15 Sheet1.H4:Sheet1.H4 Sheet1.H5:Sheet1.H15 Sheet1.I4:Sheet1.I4 Sheet1.I5:Sheet1.I15 Sheet1.J4:Sheet1.J4 Sheet1.J5:Sheet1.J15 Sheet1.K4:Sheet1.K4 Sheet1.K5:Sheet1.K15 Sheet1.L4:Sheet1.L4 Sheet1.L5:Sheet1.L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57.31pt" svg:y="286.1pt">
            <loext:p draw:notify-on-update-of-ranges="Sheet1.D22:Sheet1.D32 Sheet1.E21:Sheet1.E21 Sheet1.E22:Sheet1.E32 Sheet1.F21:Sheet1.F21 Sheet1.F22:Sheet1.F32 Sheet1.G21:Sheet1.G21 Sheet1.G22:Sheet1.G32 Sheet1.H21:Sheet1.H21 Sheet1.H22:Sheet1.H32 Sheet1.I21:Sheet1.I21 Sheet1.I22:Sheet1.I32 Sheet1.J21:Sheet1.J21 Sheet1.J22:Sheet1.J32 Sheet1.K21:Sheet1.K21 Sheet1.K22:Sheet1.K32 Sheet1.L21:Sheet1.L21 Sheet1.L22:Sheet1.L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54.16pt" svg:y="566.16pt">
            <loext:p draw:notify-on-update-of-ranges="Sheet1.D39:Sheet1.D49 Sheet1.E38:Sheet1.E38 Sheet1.E39:Sheet1.E49 Sheet1.F38:Sheet1.F38 Sheet1.F39:Sheet1.F49 Sheet1.G38:Sheet1.G38 Sheet1.G39:Sheet1.G49 Sheet1.H38:Sheet1.H38 Sheet1.H39:Sheet1.H49 Sheet1.I38:Sheet1.I38 Sheet1.I39:Sheet1.I49 Sheet1.J38:Sheet1.J38 Sheet1.J39:Sheet1.J49 Sheet1.K38:Sheet1.K38 Sheet1.K39:Sheet1.K49 Sheet1.L38:Sheet1.L38 Sheet1.L39:Sheet1.L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32959" calcext:value-type="float">
            <text:p>232959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32959" calcext:value-type="float">
            <text:p>232959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99840" calcext:value-type="float">
            <text:p>99840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0429260084392533" calcext:value-type="float">
            <text:p>0.0004292601</text:p>
          </table:table-cell>
          <table:table-cell table:style-name="ce1" table:formula="of:=100*([.F2]*[.F3])/[.F1]" office:value-type="float" office:value="0.00171704033757013" calcext:value-type="float">
            <text:p>0.0017170403</text:p>
          </table:table-cell>
          <table:table-cell table:style-name="ce1" table:formula="of:=100*([.G2]*[.G3])/[.G1]" office:value-type="float" office:value="0.00343408067514026" calcext:value-type="float">
            <text:p>0.0034340807</text:p>
          </table:table-cell>
          <table:table-cell table:style-name="ce1" table:formula="of:=100*([.H2]*[.H3])/[.H1]" office:value-type="float" office:value="0.00686816135028052" calcext:value-type="float">
            <text:p>0.0068681614</text:p>
          </table:table-cell>
          <table:table-cell table:style-name="ce1" table:formula="of:=100*([.I2]*[.I3])/[.I1]" office:value-type="float" office:value="0.013736322700561" calcext:value-type="float">
            <text:p>0.0137363227</text:p>
          </table:table-cell>
          <table:table-cell table:style-name="ce1" table:formula="of:=100*([.J2]*[.J3])/[.J1]" office:value-type="float" office:value="0.0274726454011221" calcext:value-type="float">
            <text:p>0.0274726454</text:p>
          </table:table-cell>
          <table:table-cell table:style-name="ce1" table:formula="of:=100*([.K2]*[.K3])/[.K1]" office:value-type="float" office:value="0.0549452908022442" calcext:value-type="float">
            <text:p>0.0549452908</text:p>
          </table:table-cell>
          <table:table-cell table:style-name="ce1" table:formula="of:=100*([.L2]*[.L3])/[.L1]" office:value-type="float" office:value="0.109890581604488" calcext:value-type="float">
            <text:p>0.109890581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0429260084392533" calcext:value-type="float">
            <text:p>0.0004292601</text:p>
          </table:table-cell>
          <table:table-cell table:style-name="ce1" table:formula="of:=100*([.P2]*[.P3])/[.P1]" office:value-type="float" office:value="0.00171704033757013" calcext:value-type="float">
            <text:p>0.0017170403</text:p>
          </table:table-cell>
          <table:table-cell table:style-name="ce1" table:formula="of:=100*([.Q2]*[.Q3])/[.Q1]" office:value-type="float" office:value="0.00343408067514026" calcext:value-type="float">
            <text:p>0.0034340807</text:p>
          </table:table-cell>
          <table:table-cell table:style-name="ce1" table:formula="of:=100*([.R2]*[.R3])/[.R1]" office:value-type="float" office:value="0.00686816135028052" calcext:value-type="float">
            <text:p>0.0068681614</text:p>
          </table:table-cell>
          <table:table-cell table:style-name="ce1" table:formula="of:=100*([.S2]*[.S3])/[.S1]" office:value-type="float" office:value="0.013736322700561" calcext:value-type="float">
            <text:p>0.0137363227</text:p>
          </table:table-cell>
          <table:table-cell table:style-name="ce1" table:formula="of:=100*([.T2]*[.T3])/[.T1]" office:value-type="float" office:value="0.0274726454011221" calcext:value-type="float">
            <text:p>0.0274726454</text:p>
          </table:table-cell>
          <table:table-cell table:style-name="ce1" table:formula="of:=100*([.U2]*[.U3])/[.U1]" office:value-type="float" office:value="0.0549452908022442" calcext:value-type="float">
            <text:p>0.0549452908</text:p>
          </table:table-cell>
          <table:table-cell table:style-name="ce1" table:formula="of:=100*([.V2]*[.V3])/[.V1]" office:value-type="float" office:value="0.109890581604488" calcext:value-type="float">
            <text:p>0.109890581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0429260084392533" calcext:value-type="float">
            <text:p>0.0004292601</text:p>
          </table:table-cell>
          <table:table-cell table:style-name="ce1" table:formula="of:=100*([.Z2]*[.Z3])/[.Z1]" office:value-type="float" office:value="0.00171704033757013" calcext:value-type="float">
            <text:p>0.0017170403</text:p>
          </table:table-cell>
          <table:table-cell table:style-name="ce1" table:formula="of:=100*([.AA2]*[.AA3])/[.AA1]" office:value-type="float" office:value="0.00343408067514026" calcext:value-type="float">
            <text:p>0.0034340807</text:p>
          </table:table-cell>
          <table:table-cell table:style-name="ce1" table:formula="of:=100*([.AB2]*[.AB3])/[.AB1]" office:value-type="float" office:value="0.00686816135028052" calcext:value-type="float">
            <text:p>0.0068681614</text:p>
          </table:table-cell>
          <table:table-cell table:style-name="ce1" table:formula="of:=100*([.AC2]*[.AC3])/[.AC1]" office:value-type="float" office:value="0.013736322700561" calcext:value-type="float">
            <text:p>0.0137363227</text:p>
          </table:table-cell>
          <table:table-cell table:style-name="ce1" table:formula="of:=100*([.AD2]*[.AD3])/[.AD1]" office:value-type="float" office:value="0.0274726454011221" calcext:value-type="float">
            <text:p>0.0274726454</text:p>
          </table:table-cell>
          <table:table-cell table:style-name="ce1" table:formula="of:=100*([.AE2]*[.AE3])/[.AE1]" office:value-type="float" office:value="0.0549452908022442" calcext:value-type="float">
            <text:p>0.0549452908</text:p>
          </table:table-cell>
          <table:table-cell table:style-name="ce1" table:formula="of:=100*([.AF2]*[.AF3])/[.AF1]" office:value-type="float" office:value="0.109890581604488" calcext:value-type="float">
            <text:p>0.1098905816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32799" calcext:value-type="float">
            <text:p>3327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2638" calcext:value-type="float">
            <text:p>0.69263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11349" calcext:value-type="float">
            <text:p>0.111349</text:p>
          </table:table-cell>
          <table:table-cell office:value-type="float" office:value="0.111533" calcext:value-type="float">
            <text:p>0.111533</text:p>
          </table:table-cell>
          <table:table-cell office:value-type="float" office:value="0.111636" calcext:value-type="float">
            <text:p>0.111636</text:p>
          </table:table-cell>
          <table:table-cell office:value-type="float" office:value="0.111449" calcext:value-type="float">
            <text:p>0.111449</text:p>
          </table:table-cell>
          <table:table-cell office:value-type="float" office:value="0.111151" calcext:value-type="float">
            <text:p>0.111151</text:p>
          </table:table-cell>
          <table:table-cell office:value-type="float" office:value="0.110634" calcext:value-type="float">
            <text:p>0.110634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10554" calcext:value-type="float">
            <text:p>0.1105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18" calcext:value-type="float">
            <text:p>0.955018</text:p>
          </table:table-cell>
          <table:table-cell office:value-type="float" office:value="0.954808" calcext:value-type="float">
            <text:p>0.954808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954829" calcext:value-type="float">
            <text:p>0.954829</text:p>
          </table:table-cell>
          <table:table-cell office:value-type="float" office:value="0.954945" calcext:value-type="float">
            <text:p>0.954945</text:p>
          </table:table-cell>
          <table:table-cell office:value-type="float" office:value="0.955335" calcext:value-type="float">
            <text:p>0.955335</text:p>
          </table:table-cell>
          <table:table-cell office:value-type="float" office:value="0.952678" calcext:value-type="float">
            <text:p>0.952678</text:p>
          </table:table-cell>
          <table:table-cell office:value-type="float" office:value="0.955469" calcext:value-type="float">
            <text:p>0.9554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48" calcext:value-type="float">
            <text:p>0.955048</text:p>
          </table:table-cell>
          <table:table-cell office:value-type="float" office:value="0.954768" calcext:value-type="float">
            <text:p>0.954768</text:p>
          </table:table-cell>
          <table:table-cell office:value-type="float" office:value="0.954718" calcext:value-type="float">
            <text:p>0.954718</text:p>
          </table:table-cell>
          <table:table-cell office:value-type="float" office:value="0.954788" calcext:value-type="float">
            <text:p>0.954788</text:p>
          </table:table-cell>
          <table:table-cell office:value-type="float" office:value="0.954758" calcext:value-type="float">
            <text:p>0.954758</text:p>
          </table:table-cell>
          <table:table-cell office:value-type="float" office:value="0.955238" calcext:value-type="float">
            <text:p>0.955238</text:p>
          </table:table-cell>
          <table:table-cell office:value-type="float" office:value="0.952204" calcext:value-type="float">
            <text:p>0.952204</text:p>
          </table:table-cell>
          <table:table-cell office:value-type="float" office:value="0.955449" calcext:value-type="float">
            <text:p>0.95544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104028" calcext:value-type="float">
            <text:p>0.104028</text:p>
          </table:table-cell>
          <table:table-cell office:value-type="float" office:value="0.104079" calcext:value-type="float">
            <text:p>0.104079</text:p>
          </table:table-cell>
          <table:table-cell office:value-type="float" office:value="0.104045" calcext:value-type="float">
            <text:p>0.104045</text:p>
          </table:table-cell>
          <table:table-cell office:value-type="float" office:value="0.103954" calcext:value-type="float">
            <text:p>0.103954</text:p>
          </table:table-cell>
          <table:table-cell office:value-type="float" office:value="0.10491" calcext:value-type="float">
            <text:p>0.10491</text:p>
          </table:table-cell>
          <table:table-cell office:value-type="float" office:value="0.103818" calcext:value-type="float">
            <text:p>0.103818</text:p>
          </table:table-cell>
          <table:table-cell office:value-type="float" office:value="0.103795" calcext:value-type="float">
            <text:p>0.1037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259" calcext:value-type="float">
            <text:p>0.957259</text:p>
          </table:table-cell>
          <table:table-cell table:number-columns-repeated="2" office:value-type="float" office:value="0.958512" calcext:value-type="float">
            <text:p>0.958512</text:p>
          </table:table-cell>
          <table:table-cell office:value-type="float" office:value="0.958538" calcext:value-type="float">
            <text:p>0.958538</text:p>
          </table:table-cell>
          <table:table-cell office:value-type="float" office:value="0.958499" calcext:value-type="float">
            <text:p>0.958499</text:p>
          </table:table-cell>
          <table:table-cell office:value-type="float" office:value="0.958087" calcext:value-type="float">
            <text:p>0.958087</text:p>
          </table:table-cell>
          <table:table-cell office:value-type="float" office:value="0.958538" calcext:value-type="float">
            <text:p>0.958538</text:p>
          </table:table-cell>
          <table:table-cell office:value-type="float" office:value="0.958654" calcext:value-type="float">
            <text:p>0.9586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182" calcext:value-type="float">
            <text:p>0.957182</text:p>
          </table:table-cell>
          <table:table-cell office:value-type="float" office:value="0.958103" calcext:value-type="float">
            <text:p>0.958103</text:p>
          </table:table-cell>
          <table:table-cell office:value-type="float" office:value="0.958073" calcext:value-type="float">
            <text:p>0.958073</text:p>
          </table:table-cell>
          <table:table-cell office:value-type="float" office:value="0.958223" calcext:value-type="float">
            <text:p>0.958223</text:p>
          </table:table-cell>
          <table:table-cell office:value-type="float" office:value="0.958143" calcext:value-type="float">
            <text:p>0.958143</text:p>
          </table:table-cell>
          <table:table-cell office:value-type="float" office:value="0.957893" calcext:value-type="float">
            <text:p>0.957893</text:p>
          </table:table-cell>
          <table:table-cell office:value-type="float" office:value="0.958213" calcext:value-type="float">
            <text:p>0.958213</text:p>
          </table:table-cell>
          <table:table-cell office:value-type="float" office:value="0.958163" calcext:value-type="float">
            <text:p>0.95816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04351" calcext:value-type="float">
            <text:p>0.104351</text:p>
          </table:table-cell>
          <table:table-cell office:value-type="float" office:value="0.106245" calcext:value-type="float">
            <text:p>0.106245</text:p>
          </table:table-cell>
          <table:table-cell office:value-type="float" office:value="0.106419" calcext:value-type="float">
            <text:p>0.106419</text:p>
          </table:table-cell>
          <table:table-cell office:value-type="float" office:value="0.106224" calcext:value-type="float">
            <text:p>0.106224</text:p>
          </table:table-cell>
          <table:table-cell office:value-type="float" office:value="0.104264" calcext:value-type="float">
            <text:p>0.104264</text:p>
          </table:table-cell>
          <table:table-cell office:value-type="float" office:value="0.103316" calcext:value-type="float">
            <text:p>0.103316</text:p>
          </table:table-cell>
          <table:table-cell office:value-type="float" office:value="0.102443" calcext:value-type="float">
            <text:p>0.102443</text:p>
          </table:table-cell>
          <table:table-cell office:value-type="float" office:value="0.101807" calcext:value-type="float">
            <text:p>0.1018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945" calcext:value-type="float">
            <text:p>0.957945</text:p>
          </table:table-cell>
          <table:table-cell office:value-type="float" office:value="0.957366" calcext:value-type="float">
            <text:p>0.957366</text:p>
          </table:table-cell>
          <table:table-cell office:value-type="float" office:value="0.957267" calcext:value-type="float">
            <text:p>0.957267</text:p>
          </table:table-cell>
          <table:table-cell office:value-type="float" office:value="0.957392" calcext:value-type="float">
            <text:p>0.957392</text:p>
          </table:table-cell>
          <table:table-cell office:value-type="float" office:value="0.958353" calcext:value-type="float">
            <text:p>0.958353</text:p>
          </table:table-cell>
          <table:table-cell office:value-type="float" office:value="0.958817" calcext:value-type="float">
            <text:p>0.958817</text:p>
          </table:table-cell>
          <table:table-cell office:value-type="float" office:value="0.959216" calcext:value-type="float">
            <text:p>0.959216</text:p>
          </table:table-cell>
          <table:table-cell office:value-type="float" office:value="0.959491" calcext:value-type="float">
            <text:p>0.9594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302" calcext:value-type="float">
            <text:p>0.957302</text:p>
          </table:table-cell>
          <table:table-cell office:value-type="float" office:value="0.957222" calcext:value-type="float">
            <text:p>0.957222</text:p>
          </table:table-cell>
          <table:table-cell table:number-columns-repeated="2" office:value-type="float" office:value="0.957232" calcext:value-type="float">
            <text:p>0.957232</text:p>
          </table:table-cell>
          <table:table-cell office:value-type="float" office:value="0.957762" calcext:value-type="float">
            <text:p>0.957762</text:p>
          </table:table-cell>
          <table:table-cell office:value-type="float" office:value="0.958093" calcext:value-type="float">
            <text:p>0.958093</text:p>
          </table:table-cell>
          <table:table-cell office:value-type="float" office:value="0.958544" calcext:value-type="float">
            <text:p>0.958544</text:p>
          </table:table-cell>
          <table:table-cell office:value-type="float" office:value="0.958704" calcext:value-type="float">
            <text:p>0.95870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980043" calcext:value-type="float">
            <text:p>0.0980043</text:p>
          </table:table-cell>
          <table:table-cell office:value-type="float" office:value="0.098257" calcext:value-type="float">
            <text:p>0.098257</text:p>
          </table:table-cell>
          <table:table-cell office:value-type="float" office:value="0.0981939" calcext:value-type="float">
            <text:p>0.0981939</text:p>
          </table:table-cell>
          <table:table-cell office:value-type="float" office:value="0.0982325" calcext:value-type="float">
            <text:p>0.0982325</text:p>
          </table:table-cell>
          <table:table-cell office:value-type="float" office:value="0.0981337" calcext:value-type="float">
            <text:p>0.0981337</text:p>
          </table:table-cell>
          <table:table-cell office:value-type="float" office:value="0.0980213" calcext:value-type="float">
            <text:p>0.0980213</text:p>
          </table:table-cell>
          <table:table-cell office:value-type="float" office:value="0.0981327" calcext:value-type="float">
            <text:p>0.0981327</text:p>
          </table:table-cell>
          <table:table-cell office:value-type="float" office:value="0.0978971" calcext:value-type="float">
            <text:p>0.0978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929" calcext:value-type="float">
            <text:p>0.960929</text:p>
          </table:table-cell>
          <table:table-cell office:value-type="float" office:value="0.960779" calcext:value-type="float">
            <text:p>0.960779</text:p>
          </table:table-cell>
          <table:table-cell office:value-type="float" office:value="0.96086" calcext:value-type="float">
            <text:p>0.96086</text:p>
          </table:table-cell>
          <table:table-cell office:value-type="float" office:value="0.96083" calcext:value-type="float">
            <text:p>0.96083</text:p>
          </table:table-cell>
          <table:table-cell office:value-type="float" office:value="0.960886" calcext:value-type="float">
            <text:p>0.960886</text:p>
          </table:table-cell>
          <table:table-cell office:value-type="float" office:value="0.960976" calcext:value-type="float">
            <text:p>0.960976</text:p>
          </table:table-cell>
          <table:table-cell office:value-type="float" office:value="0.960967" calcext:value-type="float">
            <text:p>0.960967</text:p>
          </table:table-cell>
          <table:table-cell office:value-type="float" office:value="0.961109" calcext:value-type="float">
            <text:p>0.9611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166" calcext:value-type="float">
            <text:p>0.960166</text:p>
          </table:table-cell>
          <table:table-cell office:value-type="float" office:value="0.960196" calcext:value-type="float">
            <text:p>0.960196</text:p>
          </table:table-cell>
          <table:table-cell office:value-type="float" office:value="0.960246" calcext:value-type="float">
            <text:p>0.960246</text:p>
          </table:table-cell>
          <table:table-cell office:value-type="float" office:value="0.960066" calcext:value-type="float">
            <text:p>0.960066</text:p>
          </table:table-cell>
          <table:table-cell office:value-type="float" office:value="0.960086" calcext:value-type="float">
            <text:p>0.960086</text:p>
          </table:table-cell>
          <table:table-cell office:value-type="float" office:value="0.960276" calcext:value-type="float">
            <text:p>0.960276</text:p>
          </table:table-cell>
          <table:table-cell office:value-type="float" office:value="0.960036" calcext:value-type="float">
            <text:p>0.960036</text:p>
          </table:table-cell>
          <table:table-cell office:value-type="float" office:value="0.960176" calcext:value-type="float">
            <text:p>0.96017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0982883" calcext:value-type="float">
            <text:p>0.0982883</text:p>
          </table:table-cell>
          <table:table-cell office:value-type="float" office:value="0.0984807" calcext:value-type="float">
            <text:p>0.0984807</text:p>
          </table:table-cell>
          <table:table-cell office:value-type="float" office:value="0.0980762" calcext:value-type="float">
            <text:p>0.0980762</text:p>
          </table:table-cell>
          <table:table-cell office:value-type="float" office:value="0.0980357" calcext:value-type="float">
            <text:p>0.0980357</text:p>
          </table:table-cell>
          <table:table-cell office:value-type="float" office:value="0.0986034" calcext:value-type="float">
            <text:p>0.0986034</text:p>
          </table:table-cell>
          <table:table-cell office:value-type="float" office:value="0.109745" calcext:value-type="float">
            <text:p>0.109745</text:p>
          </table:table-cell>
          <table:table-cell office:value-type="float" office:value="0.0987076" calcext:value-type="float">
            <text:p>0.09870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1251" calcext:value-type="float">
            <text:p>0.961251</text:p>
          </table:table-cell>
          <table:table-cell office:value-type="float" office:value="0.960946" calcext:value-type="float">
            <text:p>0.960946</text:p>
          </table:table-cell>
          <table:table-cell office:value-type="float" office:value="0.960839" calcext:value-type="float">
            <text:p>0.960839</text:p>
          </table:table-cell>
          <table:table-cell office:value-type="float" office:value="0.961062" calcext:value-type="float">
            <text:p>0.961062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60796" calcext:value-type="float">
            <text:p>0.960796</text:p>
          </table:table-cell>
          <table:table-cell office:value-type="float" office:value="0.955353" calcext:value-type="float">
            <text:p>0.955353</text:p>
          </table:table-cell>
          <table:table-cell office:value-type="float" office:value="0.960504" calcext:value-type="float">
            <text:p>0.960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0226" calcext:value-type="float">
            <text:p>0.960226</text:p>
          </table:table-cell>
          <table:table-cell office:value-type="float" office:value="0.960306" calcext:value-type="float">
            <text:p>0.960306</text:p>
          </table:table-cell>
          <table:table-cell office:value-type="float" office:value="0.960246" calcext:value-type="float">
            <text:p>0.960246</text:p>
          </table:table-cell>
          <table:table-cell office:value-type="float" office:value="0.960266" calcext:value-type="float">
            <text:p>0.960266</text:p>
          </table:table-cell>
          <table:table-cell office:value-type="float" office:value="0.960256" calcext:value-type="float">
            <text:p>0.960256</text:p>
          </table:table-cell>
          <table:table-cell office:value-type="float" office:value="0.960046" calcext:value-type="float">
            <text:p>0.960046</text:p>
          </table:table-cell>
          <table:table-cell office:value-type="float" office:value="0.955308" calcext:value-type="float">
            <text:p>0.955308</text:p>
          </table:table-cell>
          <table:table-cell office:value-type="float" office:value="0.959665" calcext:value-type="float">
            <text:p>0.95966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954116" calcext:value-type="float">
            <text:p>0.0954116</text:p>
          </table:table-cell>
          <table:table-cell office:value-type="float" office:value="0.0957745" calcext:value-type="float">
            <text:p>0.0957745</text:p>
          </table:table-cell>
          <table:table-cell office:value-type="float" office:value="0.095622" calcext:value-type="float">
            <text:p>0.095622</text:p>
          </table:table-cell>
          <table:table-cell office:value-type="float" office:value="0.0957983" calcext:value-type="float">
            <text:p>0.0957983</text:p>
          </table:table-cell>
          <table:table-cell office:value-type="float" office:value="0.0962017" calcext:value-type="float">
            <text:p>0.0962017</text:p>
          </table:table-cell>
          <table:table-cell office:value-type="float" office:value="0.0972807" calcext:value-type="float">
            <text:p>0.0972807</text:p>
          </table:table-cell>
          <table:table-cell office:value-type="float" office:value="0.0962892" calcext:value-type="float">
            <text:p>0.0962892</text:p>
          </table:table-cell>
          <table:table-cell office:value-type="float" office:value="0.0952162" calcext:value-type="float">
            <text:p>0.0952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961744" calcext:value-type="float">
            <text:p>0.961744</text:p>
          </table:table-cell>
          <table:table-cell office:value-type="float" office:value="0.96171" calcext:value-type="float">
            <text:p>0.96171</text:p>
          </table:table-cell>
          <table:table-cell office:value-type="float" office:value="0.961787" calcext:value-type="float">
            <text:p>0.961787</text:p>
          </table:table-cell>
          <table:table-cell office:value-type="float" office:value="0.961598" calcext:value-type="float">
            <text:p>0.961598</text:p>
          </table:table-cell>
          <table:table-cell office:value-type="float" office:value="0.961225" calcext:value-type="float">
            <text:p>0.961225</text:p>
          </table:table-cell>
          <table:table-cell office:value-type="float" office:value="0.961482" calcext:value-type="float">
            <text:p>0.961482</text:p>
          </table:table-cell>
          <table:table-cell office:value-type="float" office:value="0.961916" calcext:value-type="float">
            <text:p>0.9619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0707" calcext:value-type="float">
            <text:p>0.960707</text:p>
          </table:table-cell>
          <table:table-cell office:value-type="float" office:value="0.960607" calcext:value-type="float">
            <text:p>0.960607</text:p>
          </table:table-cell>
          <table:table-cell office:value-type="float" office:value="0.960647" calcext:value-type="float">
            <text:p>0.960647</text:p>
          </table:table-cell>
          <table:table-cell office:value-type="float" office:value="0.960597" calcext:value-type="float">
            <text:p>0.960597</text:p>
          </table:table-cell>
          <table:table-cell office:value-type="float" office:value="0.960497" calcext:value-type="float">
            <text:p>0.960497</text:p>
          </table:table-cell>
          <table:table-cell office:value-type="float" office:value="0.959906" calcext:value-type="float">
            <text:p>0.959906</text:p>
          </table:table-cell>
          <table:table-cell office:value-type="float" office:value="0.960517" calcext:value-type="float">
            <text:p>0.960517</text:p>
          </table:table-cell>
          <table:table-cell office:value-type="float" office:value="0.960938" calcext:value-type="float">
            <text:p>0.96093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944112" calcext:value-type="float">
            <text:p>0.0944112</text:p>
          </table:table-cell>
          <table:table-cell office:value-type="float" office:value="0.0987912" calcext:value-type="float">
            <text:p>0.0987912</text:p>
          </table:table-cell>
          <table:table-cell office:value-type="float" office:value="0.0988691" calcext:value-type="float">
            <text:p>0.0988691</text:p>
          </table:table-cell>
          <table:table-cell office:value-type="float" office:value="0.0990313" calcext:value-type="float">
            <text:p>0.0990313</text:p>
          </table:table-cell>
          <table:table-cell office:value-type="float" office:value="0.0991885" calcext:value-type="float">
            <text:p>0.0991885</text:p>
          </table:table-cell>
          <table:table-cell office:value-type="float" office:value="0.098759" calcext:value-type="float">
            <text:p>0.098759</text:p>
          </table:table-cell>
          <table:table-cell office:value-type="float" office:value="0.101522" calcext:value-type="float">
            <text:p>0.101522</text:p>
          </table:table-cell>
          <table:table-cell office:value-type="float" office:value="0.0978091" calcext:value-type="float">
            <text:p>0.09780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2393" calcext:value-type="float">
            <text:p>0.962393</text:p>
          </table:table-cell>
          <table:table-cell office:value-type="float" office:value="0.960439" calcext:value-type="float">
            <text:p>0.960439</text:p>
          </table:table-cell>
          <table:table-cell office:value-type="float" office:value="0.960379" calcext:value-type="float">
            <text:p>0.960379</text:p>
          </table:table-cell>
          <table:table-cell office:value-type="float" office:value="0.960276" calcext:value-type="float">
            <text:p>0.960276</text:p>
          </table:table-cell>
          <table:table-cell office:value-type="float" office:value="0.960229" calcext:value-type="float">
            <text:p>0.960229</text:p>
          </table:table-cell>
          <table:table-cell office:value-type="float" office:value="0.960336" calcext:value-type="float">
            <text:p>0.960336</text:p>
          </table:table-cell>
          <table:table-cell office:value-type="float" office:value="0.959259" calcext:value-type="float">
            <text:p>0.959259</text:p>
          </table:table-cell>
          <table:table-cell office:value-type="float" office:value="0.960826" calcext:value-type="float">
            <text:p>0.9608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1068" calcext:value-type="float">
            <text:p>0.961068</text:p>
          </table:table-cell>
          <table:table-cell office:value-type="float" office:value="0.959575" calcext:value-type="float">
            <text:p>0.959575</text:p>
          </table:table-cell>
          <table:table-cell office:value-type="float" office:value="0.959555" calcext:value-type="float">
            <text:p>0.959555</text:p>
          </table:table-cell>
          <table:table-cell office:value-type="float" office:value="0.959405" calcext:value-type="float">
            <text:p>0.959405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.959465" calcext:value-type="float">
            <text:p>0.959465</text:p>
          </table:table-cell>
          <table:table-cell office:value-type="float" office:value="0.958554" calcext:value-type="float">
            <text:p>0.958554</text:p>
          </table:table-cell>
          <table:table-cell office:value-type="float" office:value="0.959756" calcext:value-type="float">
            <text:p>0.95975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0979859" calcext:value-type="float">
            <text:p>0.0979859</text:p>
          </table:table-cell>
          <table:table-cell office:value-type="float" office:value="0.0981341" calcext:value-type="float">
            <text:p>0.0981341</text:p>
          </table:table-cell>
          <table:table-cell office:value-type="float" office:value="0.0989026" calcext:value-type="float">
            <text:p>0.0989026</text:p>
          </table:table-cell>
          <table:table-cell office:value-type="float" office:value="0.0984537" calcext:value-type="float">
            <text:p>0.0984537</text:p>
          </table:table-cell>
          <table:table-cell office:value-type="float" office:value="0.101152" calcext:value-type="float">
            <text:p>0.101152</text:p>
          </table:table-cell>
          <table:table-cell office:value-type="float" office:value="0.0960893" calcext:value-type="float">
            <text:p>0.0960893</text:p>
          </table:table-cell>
          <table:table-cell office:value-type="float" office:value="0.10179" calcext:value-type="float">
            <text:p>0.101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9439" calcext:value-type="float">
            <text:p>0.959439</text:p>
          </table:table-cell>
          <table:table-cell office:value-type="float" office:value="0.960826" calcext:value-type="float">
            <text:p>0.960826</text:p>
          </table:table-cell>
          <table:table-cell office:value-type="float" office:value="0.960774" calcext:value-type="float">
            <text:p>0.960774</text:p>
          </table:table-cell>
          <table:table-cell office:value-type="float" office:value="0.960298" calcext:value-type="float">
            <text:p>0.960298</text:p>
          </table:table-cell>
          <table:table-cell office:value-type="float" office:value="0.960615" calcext:value-type="float">
            <text:p>0.960615</text:p>
          </table:table-cell>
          <table:table-cell office:value-type="float" office:value="0.959036" calcext:value-type="float">
            <text:p>0.959036</text:p>
          </table:table-cell>
          <table:table-cell office:value-type="float" office:value="0.961594" calcext:value-type="float">
            <text:p>0.961594</text:p>
          </table:table-cell>
          <table:table-cell office:value-type="float" office:value="0.958782" calcext:value-type="float">
            <text:p>0.9587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8474" calcext:value-type="float">
            <text:p>0.958474</text:p>
          </table:table-cell>
          <table:table-cell office:value-type="float" office:value="0.959706" calcext:value-type="float">
            <text:p>0.959706</text:p>
          </table:table-cell>
          <table:table-cell office:value-type="float" office:value="0.959645" calcext:value-type="float">
            <text:p>0.959645</text:p>
          </table:table-cell>
          <table:table-cell office:value-type="float" office:value="0.959145" calcext:value-type="float">
            <text:p>0.959145</text:p>
          </table:table-cell>
          <table:table-cell office:value-type="float" office:value="0.959475" calcext:value-type="float">
            <text:p>0.959475</text:p>
          </table:table-cell>
          <table:table-cell office:value-type="float" office:value="0.958403" calcext:value-type="float">
            <text:p>0.958403</text:p>
          </table:table-cell>
          <table:table-cell office:value-type="float" office:value="0.960447" calcext:value-type="float">
            <text:p>0.960447</text:p>
          </table:table-cell>
          <table:table-cell office:value-type="float" office:value="0.958043" calcext:value-type="float">
            <text:p>0.95804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937349" calcext:value-type="float">
            <text:p>0.0937349</text:p>
          </table:table-cell>
          <table:table-cell office:value-type="float" office:value="0.105206" calcext:value-type="float">
            <text:p>0.105206</text:p>
          </table:table-cell>
          <table:table-cell office:value-type="float" office:value="0.10553" calcext:value-type="float">
            <text:p>0.10553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105758" calcext:value-type="float">
            <text:p>0.105758</text:p>
          </table:table-cell>
          <table:table-cell office:value-type="float" office:value="0.106871" calcext:value-type="float">
            <text:p>0.106871</text:p>
          </table:table-cell>
          <table:table-cell office:value-type="float" office:value="0.112168" calcext:value-type="float">
            <text:p>0.112168</text:p>
          </table:table-cell>
          <table:table-cell office:value-type="float" office:value="0.111063" calcext:value-type="float">
            <text:p>0.1110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2667" calcext:value-type="float">
            <text:p>0.962667</text:p>
          </table:table-cell>
          <table:table-cell office:value-type="float" office:value="0.957241" calcext:value-type="float">
            <text:p>0.957241</text:p>
          </table:table-cell>
          <table:table-cell office:value-type="float" office:value="0.95716" calcext:value-type="float">
            <text:p>0.95716</text:p>
          </table:table-cell>
          <table:table-cell office:value-type="float" office:value="0.956606" calcext:value-type="float">
            <text:p>0.956606</text:p>
          </table:table-cell>
          <table:table-cell office:value-type="float" office:value="0.956971" calcext:value-type="float">
            <text:p>0.956971</text:p>
          </table:table-cell>
          <table:table-cell office:value-type="float" office:value="0.956628" calcext:value-type="float">
            <text:p>0.956628</text:p>
          </table:table-cell>
          <table:table-cell office:value-type="float" office:value="0.954451" calcext:value-type="float">
            <text:p>0.954451</text:p>
          </table:table-cell>
          <table:table-cell office:value-type="float" office:value="0.955005" calcext:value-type="float">
            <text:p>0.9550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957071" calcext:value-type="float">
            <text:p>0.957071</text:p>
          </table:table-cell>
          <table:table-cell office:value-type="float" office:value="0.956881" calcext:value-type="float">
            <text:p>0.956881</text:p>
          </table:table-cell>
          <table:table-cell office:value-type="float" office:value="0.95621" calcext:value-type="float">
            <text:p>0.95621</text:p>
          </table:table-cell>
          <table:table-cell office:value-type="float" office:value="0.956851" calcext:value-type="float">
            <text:p>0.956851</text:p>
          </table:table-cell>
          <table:table-cell office:value-type="float" office:value="0.95622" calcext:value-type="float">
            <text:p>0.95622</text:p>
          </table:table-cell>
          <table:table-cell office:value-type="float" office:value="0.954067" calcext:value-type="float">
            <text:p>0.954067</text:p>
          </table:table-cell>
          <table:table-cell office:value-type="float" office:value="0.954577" calcext:value-type="float">
            <text:p>0.95457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962731" calcext:value-type="float">
            <text:p>0.0962731</text:p>
          </table:table-cell>
          <table:table-cell office:value-type="float" office:value="0.095713" calcext:value-type="float">
            <text:p>0.095713</text:p>
          </table:table-cell>
          <table:table-cell office:value-type="float" office:value="0.0953835" calcext:value-type="float">
            <text:p>0.0953835</text:p>
          </table:table-cell>
          <table:table-cell office:value-type="float" office:value="0.0957587" calcext:value-type="float">
            <text:p>0.0957587</text:p>
          </table:table-cell>
          <table:table-cell office:value-type="float" office:value="0.0965799" calcext:value-type="float">
            <text:p>0.0965799</text:p>
          </table:table-cell>
          <table:table-cell office:value-type="float" office:value="0.0969717" calcext:value-type="float">
            <text:p>0.0969717</text:p>
          </table:table-cell>
          <table:table-cell office:value-type="float" office:value="0.0989185" calcext:value-type="float">
            <text:p>0.0989185</text:p>
          </table:table-cell>
          <table:table-cell office:value-type="float" office:value="0.0921732" calcext:value-type="float">
            <text:p>0.09217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1298" calcext:value-type="float">
            <text:p>0.961298</text:p>
          </table:table-cell>
          <table:table-cell office:value-type="float" office:value="0.961633" calcext:value-type="float">
            <text:p>0.961633</text:p>
          </table:table-cell>
          <table:table-cell office:value-type="float" office:value="0.961792" calcext:value-type="float">
            <text:p>0.961792</text:p>
          </table:table-cell>
          <table:table-cell office:value-type="float" office:value="0.96156" calcext:value-type="float">
            <text:p>0.96156</text:p>
          </table:table-cell>
          <table:table-cell office:value-type="float" office:value="0.961264" calcext:value-type="float">
            <text:p>0.961264</text:p>
          </table:table-cell>
          <table:table-cell office:value-type="float" office:value="0.961045" calcext:value-type="float">
            <text:p>0.961045</text:p>
          </table:table-cell>
          <table:table-cell office:value-type="float" office:value="0.960229" calcext:value-type="float">
            <text:p>0.960229</text:p>
          </table:table-cell>
          <table:table-cell office:value-type="float" office:value="0.9632" calcext:value-type="float">
            <text:p>0.96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0086" calcext:value-type="float">
            <text:p>0.960086</text:p>
          </table:table-cell>
          <table:table-cell office:value-type="float" office:value="0.960637" calcext:value-type="float">
            <text:p>0.960637</text:p>
          </table:table-cell>
          <table:table-cell office:value-type="float" office:value="0.960687" calcext:value-type="float">
            <text:p>0.960687</text:p>
          </table:table-cell>
          <table:table-cell office:value-type="float" office:value="0.960597" calcext:value-type="float">
            <text:p>0.960597</text:p>
          </table:table-cell>
          <table:table-cell office:value-type="float" office:value="0.960036" calcext:value-type="float">
            <text:p>0.960036</text:p>
          </table:table-cell>
          <table:table-cell office:value-type="float" office:value="0.959916" calcext:value-type="float">
            <text:p>0.959916</text:p>
          </table:table-cell>
          <table:table-cell office:value-type="float" office:value="0.959004" calcext:value-type="float">
            <text:p>0.959004</text:p>
          </table:table-cell>
          <table:table-cell office:value-type="float" office:value="0.961729" calcext:value-type="float">
            <text:p>0.96172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32959" calcext:value-type="float">
            <text:p>232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19]*[.E20])/[.E18]" office:value-type="float" office:value="0.000429260084392533" calcext:value-type="float">
            <text:p>0.0004292601</text:p>
          </table:table-cell>
          <table:table-cell table:style-name="ce1" table:formula="of:=100*([.F19]*[.F20])/[.F18]" office:value-type="float" office:value="0.0549452908022442" calcext:value-type="float">
            <text:p>0.0549452908</text:p>
          </table:table-cell>
          <table:table-cell table:style-name="ce1" table:formula="of:=100*([.G19]*[.G20])/[.G18]" office:value-type="float" office:value="0.109890581604488" calcext:value-type="float">
            <text:p>0.1098905816</text:p>
          </table:table-cell>
          <table:table-cell table:style-name="ce1" table:formula="of:=100*([.H19]*[.H20])/[.H18]" office:value-type="float" office:value="0.219781163208977" calcext:value-type="float">
            <text:p>0.2197811632</text:p>
          </table:table-cell>
          <table:table-cell table:style-name="ce1" table:formula="of:=100*([.I19]*[.I20])/[.I18]" office:value-type="float" office:value="0.439562326417953" calcext:value-type="float">
            <text:p>0.4395623264</text:p>
          </table:table-cell>
          <table:table-cell table:style-name="ce1" table:formula="of:=100*([.J19]*[.J20])/[.J18]" office:value-type="float" office:value="0.879124652835907" calcext:value-type="float">
            <text:p>0.8791246528</text:p>
          </table:table-cell>
          <table:table-cell table:style-name="ce1" table:formula="of:=100*([.K19]*[.K20])/[.K18]" office:value-type="float" office:value="1.75824930567181" calcext:value-type="float">
            <text:p>1.7582493057</text:p>
          </table:table-cell>
          <table:table-cell table:style-name="ce1" table:formula="of:=100*([.L19]*[.L20])/[.L18]" office:value-type="float" office:value="3.51649861134363" calcext:value-type="float">
            <text:p>3.516498611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19]*[.O20])/[.O18]" office:value-type="float" office:value="0.000429260084392533" calcext:value-type="float">
            <text:p>0.0004292601</text:p>
          </table:table-cell>
          <table:table-cell table:style-name="ce1" table:formula="of:=100*([.P19]*[.P20])/[.P18]" office:value-type="float" office:value="0.0549452908022442" calcext:value-type="float">
            <text:p>0.0549452908</text:p>
          </table:table-cell>
          <table:table-cell table:style-name="ce1" table:formula="of:=100*([.Q19]*[.Q20])/[.Q18]" office:value-type="float" office:value="0.109890581604488" calcext:value-type="float">
            <text:p>0.1098905816</text:p>
          </table:table-cell>
          <table:table-cell table:style-name="ce1" table:formula="of:=100*([.R19]*[.R20])/[.R18]" office:value-type="float" office:value="0.219781163208977" calcext:value-type="float">
            <text:p>0.2197811632</text:p>
          </table:table-cell>
          <table:table-cell table:style-name="ce1" table:formula="of:=100*([.S19]*[.S20])/[.S18]" office:value-type="float" office:value="0.439562326417953" calcext:value-type="float">
            <text:p>0.4395623264</text:p>
          </table:table-cell>
          <table:table-cell table:style-name="ce1" table:formula="of:=100*([.T19]*[.T20])/[.T18]" office:value-type="float" office:value="0.879124652835907" calcext:value-type="float">
            <text:p>0.8791246528</text:p>
          </table:table-cell>
          <table:table-cell table:style-name="ce1" table:formula="of:=100*([.U19]*[.U20])/[.U18]" office:value-type="float" office:value="1.75824930567181" calcext:value-type="float">
            <text:p>1.7582493057</text:p>
          </table:table-cell>
          <table:table-cell table:style-name="ce1" table:formula="of:=100*([.V19]*[.V20])/[.V18]" office:value-type="float" office:value="3.51649861134363" calcext:value-type="float">
            <text:p>3.516498611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19]*[.Y20])/[.Y18]" office:value-type="float" office:value="0.000429260084392533" calcext:value-type="float">
            <text:p>0.0004292601</text:p>
          </table:table-cell>
          <table:table-cell table:style-name="ce1" table:formula="of:=100*([.Z19]*[.Z20])/[.Z18]" office:value-type="float" office:value="0.0549452908022442" calcext:value-type="float">
            <text:p>0.0549452908</text:p>
          </table:table-cell>
          <table:table-cell table:style-name="ce1" table:formula="of:=100*([.AA19]*[.AA20])/[.AA18]" office:value-type="float" office:value="0.109890581604488" calcext:value-type="float">
            <text:p>0.1098905816</text:p>
          </table:table-cell>
          <table:table-cell table:style-name="ce1" table:formula="of:=100*([.AB19]*[.AB20])/[.AB18]" office:value-type="float" office:value="0.219781163208977" calcext:value-type="float">
            <text:p>0.2197811632</text:p>
          </table:table-cell>
          <table:table-cell table:style-name="ce1" table:formula="of:=100*([.AC19]*[.AC20])/[.AC18]" office:value-type="float" office:value="0.439562326417953" calcext:value-type="float">
            <text:p>0.4395623264</text:p>
          </table:table-cell>
          <table:table-cell table:style-name="ce1" table:formula="of:=100*([.AD19]*[.AD20])/[.AD18]" office:value-type="float" office:value="0.879124652835907" calcext:value-type="float">
            <text:p>0.8791246528</text:p>
          </table:table-cell>
          <table:table-cell table:style-name="ce1" table:formula="of:=100*([.AE19]*[.AE20])/[.AE18]" office:value-type="float" office:value="1.75824930567181" calcext:value-type="float">
            <text:p>1.7582493057</text:p>
          </table:table-cell>
          <table:table-cell table:style-name="ce1" table:formula="of:=100*([.AF19]*[.AF20])/[.AF18]" office:value-type="float" office:value="3.51649861134363" calcext:value-type="float">
            <text:p>3.516498611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2638" calcext:value-type="float">
            <text:p>0.69263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11349" calcext:value-type="float">
            <text:p>0.111349</text:p>
          </table:table-cell>
          <table:table-cell office:value-type="float" office:value="0.27087" calcext:value-type="float">
            <text:p>0.27087</text:p>
          </table:table-cell>
          <table:table-cell office:value-type="float" office:value="0.226322" calcext:value-type="float">
            <text:p>0.226322</text:p>
          </table:table-cell>
          <table:table-cell office:value-type="float" office:value="0.169356" calcext:value-type="float">
            <text:p>0.169356</text:p>
          </table:table-cell>
          <table:table-cell office:value-type="float" office:value="0.165749" calcext:value-type="float">
            <text:p>0.165749</text:p>
          </table:table-cell>
          <table:table-cell office:value-type="float" office:value="0.115262" calcext:value-type="float">
            <text:p>0.115262</text:p>
          </table:table-cell>
          <table:table-cell office:value-type="float" office:value="0.112822" calcext:value-type="float">
            <text:p>0.112822</text:p>
          </table:table-cell>
          <table:table-cell office:value-type="float" office:value="0.11273" calcext:value-type="float">
            <text:p>0.11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18" calcext:value-type="float">
            <text:p>0.955018</text:p>
          </table:table-cell>
          <table:table-cell office:value-type="float" office:value="0.895325" calcext:value-type="float">
            <text:p>0.895325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1825" calcext:value-type="float">
            <text:p>0.931825</text:p>
          </table:table-cell>
          <table:table-cell office:value-type="float" office:value="0.953116" calcext:value-type="float">
            <text:p>0.953116</text:p>
          </table:table-cell>
          <table:table-cell office:value-type="float" office:value="0.954262" calcext:value-type="float">
            <text:p>0.954262</text:p>
          </table:table-cell>
          <table:table-cell office:value-type="float" office:value="0.954228" calcext:value-type="float">
            <text:p>0.954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48" calcext:value-type="float">
            <text:p>0.955048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929828" calcext:value-type="float">
            <text:p>0.929828</text:p>
          </table:table-cell>
          <table:table-cell office:value-type="float" office:value="0.93147" calcext:value-type="float">
            <text:p>0.93147</text:p>
          </table:table-cell>
          <table:table-cell office:value-type="float" office:value="0.952734" calcext:value-type="float">
            <text:p>0.952734</text:p>
          </table:table-cell>
          <table:table-cell office:value-type="float" office:value="0.953966" calcext:value-type="float">
            <text:p>0.953966</text:p>
          </table:table-cell>
          <table:table-cell office:value-type="float" office:value="0.954057" calcext:value-type="float">
            <text:p>0.95405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143189" calcext:value-type="float">
            <text:p>0.143189</text:p>
          </table:table-cell>
          <table:table-cell office:value-type="float" office:value="0.155709" calcext:value-type="float">
            <text:p>0.155709</text:p>
          </table:table-cell>
          <table:table-cell office:value-type="float" office:value="0.122322" calcext:value-type="float">
            <text:p>0.122322</text:p>
          </table:table-cell>
          <table:table-cell office:value-type="float" office:value="0.119284" calcext:value-type="float">
            <text:p>0.119284</text:p>
          </table:table-cell>
          <table:table-cell office:value-type="float" office:value="0.104091" calcext:value-type="float">
            <text:p>0.104091</text:p>
          </table:table-cell>
          <table:table-cell office:value-type="float" office:value="0.104255" calcext:value-type="float">
            <text:p>0.104255</text:p>
          </table:table-cell>
          <table:table-cell office:value-type="float" office:value="0.104075" calcext:value-type="float">
            <text:p>0.104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259" calcext:value-type="float">
            <text:p>0.957259</text:p>
          </table:table-cell>
          <table:table-cell office:value-type="float" office:value="0.941101" calcext:value-type="float">
            <text:p>0.941101</text:p>
          </table:table-cell>
          <table:table-cell office:value-type="float" office:value="0.936521" calcext:value-type="float">
            <text:p>0.936521</text:p>
          </table:table-cell>
          <table:table-cell office:value-type="float" office:value="0.949884" calcext:value-type="float">
            <text:p>0.949884</text:p>
          </table:table-cell>
          <table:table-cell office:value-type="float" office:value="0.951343" calcext:value-type="float">
            <text:p>0.951343</text:p>
          </table:table-cell>
          <table:table-cell office:value-type="float" office:value="0.958066" calcext:value-type="float">
            <text:p>0.958066</text:p>
          </table:table-cell>
          <table:table-cell office:value-type="float" office:value="0.958319" calcext:value-type="float">
            <text:p>0.958319</text:p>
          </table:table-cell>
          <table:table-cell office:value-type="float" office:value="0.958353" calcext:value-type="float">
            <text:p>0.9583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182" calcext:value-type="float">
            <text:p>0.957182</text:p>
          </table:table-cell>
          <table:table-cell office:value-type="float" office:value="0.941156" calcext:value-type="float">
            <text:p>0.941156</text:p>
          </table:table-cell>
          <table:table-cell office:value-type="float" office:value="0.936488" calcext:value-type="float">
            <text:p>0.936488</text:p>
          </table:table-cell>
          <table:table-cell office:value-type="float" office:value="0.949349" calcext:value-type="float">
            <text:p>0.949349</text:p>
          </table:table-cell>
          <table:table-cell office:value-type="float" office:value="0.950491" calcext:value-type="float">
            <text:p>0.950491</text:p>
          </table:table-cell>
          <table:table-cell office:value-type="float" office:value="0.957823" calcext:value-type="float">
            <text:p>0.957823</text:p>
          </table:table-cell>
          <table:table-cell office:value-type="float" office:value="0.958103" calcext:value-type="float">
            <text:p>0.958103</text:p>
          </table:table-cell>
          <table:table-cell office:value-type="float" office:value="0.958123" calcext:value-type="float">
            <text:p>0.95812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04351" calcext:value-type="float">
            <text:p>0.104351</text:p>
          </table:table-cell>
          <table:table-cell office:value-type="float" office:value="0.138457" calcext:value-type="float">
            <text:p>0.138457</text:p>
          </table:table-cell>
          <table:table-cell office:value-type="float" office:value="0.156972" calcext:value-type="float">
            <text:p>0.156972</text:p>
          </table:table-cell>
          <table:table-cell office:value-type="float" office:value="0.120022" calcext:value-type="float">
            <text:p>0.120022</text:p>
          </table:table-cell>
          <table:table-cell office:value-type="float" office:value="0.118129" calcext:value-type="float">
            <text:p>0.118129</text:p>
          </table:table-cell>
          <table:table-cell office:value-type="float" office:value="0.105436" calcext:value-type="float">
            <text:p>0.105436</text:p>
          </table:table-cell>
          <table:table-cell office:value-type="float" office:value="0.100815" calcext:value-type="float">
            <text:p>0.100815</text:p>
          </table:table-cell>
          <table:table-cell office:value-type="float" office:value="0.10073" calcext:value-type="float">
            <text:p>0.100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945" calcext:value-type="float">
            <text:p>0.957945</text:p>
          </table:table-cell>
          <table:table-cell office:value-type="float" office:value="0.943668" calcext:value-type="float">
            <text:p>0.943668</text:p>
          </table:table-cell>
          <table:table-cell office:value-type="float" office:value="0.936594" calcext:value-type="float">
            <text:p>0.936594</text:p>
          </table:table-cell>
          <table:table-cell office:value-type="float" office:value="0.951176" calcext:value-type="float">
            <text:p>0.951176</text:p>
          </table:table-cell>
          <table:table-cell office:value-type="float" office:value="0.952223" calcext:value-type="float">
            <text:p>0.952223</text:p>
          </table:table-cell>
          <table:table-cell office:value-type="float" office:value="0.957452" calcext:value-type="float">
            <text:p>0.957452</text:p>
          </table:table-cell>
          <table:table-cell office:value-type="float" office:value="0.959783" calcext:value-type="float">
            <text:p>0.959783</text:p>
          </table:table-cell>
          <table:table-cell office:value-type="float" office:value="0.959559" calcext:value-type="float">
            <text:p>0.9595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302" calcext:value-type="float">
            <text:p>0.957302</text:p>
          </table:table-cell>
          <table:table-cell office:value-type="float" office:value="0.943069" calcext:value-type="float">
            <text:p>0.943069</text:p>
          </table:table-cell>
          <table:table-cell office:value-type="float" office:value="0.936258" calcext:value-type="float">
            <text:p>0.936258</text:p>
          </table:table-cell>
          <table:table-cell office:value-type="float" office:value="0.95002" calcext:value-type="float">
            <text:p>0.95002</text:p>
          </table:table-cell>
          <table:table-cell office:value-type="float" office:value="0.950651" calcext:value-type="float">
            <text:p>0.950651</text:p>
          </table:table-cell>
          <table:table-cell office:value-type="float" office:value="0.957492" calcext:value-type="float">
            <text:p>0.957492</text:p>
          </table:table-cell>
          <table:table-cell office:value-type="float" office:value="0.959275" calcext:value-type="float">
            <text:p>0.959275</text:p>
          </table:table-cell>
          <table:table-cell office:value-type="float" office:value="0.959165" calcext:value-type="float">
            <text:p>0.95916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980043" calcext:value-type="float">
            <text:p>0.0980043</text:p>
          </table:table-cell>
          <table:table-cell office:value-type="float" office:value="0.17947" calcext:value-type="float">
            <text:p>0.17947</text:p>
          </table:table-cell>
          <table:table-cell office:value-type="float" office:value="0.174639" calcext:value-type="float">
            <text:p>0.174639</text:p>
          </table:table-cell>
          <table:table-cell office:value-type="float" office:value="0.182189" calcext:value-type="float">
            <text:p>0.182189</text:p>
          </table:table-cell>
          <table:table-cell office:value-type="float" office:value="0.187053" calcext:value-type="float">
            <text:p>0.187053</text:p>
          </table:table-cell>
          <table:table-cell office:value-type="float" office:value="0.106287" calcext:value-type="float">
            <text:p>0.106287</text:p>
          </table:table-cell>
          <table:table-cell office:value-type="float" office:value="0.101845" calcext:value-type="float">
            <text:p>0.101845</text:p>
          </table:table-cell>
          <table:table-cell office:value-type="float" office:value="0.102043" calcext:value-type="float">
            <text:p>0.1020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929" calcext:value-type="float">
            <text:p>0.960929</text:p>
          </table:table-cell>
          <table:table-cell office:value-type="float" office:value="0.928769" calcext:value-type="float">
            <text:p>0.928769</text:p>
          </table:table-cell>
          <table:table-cell office:value-type="float" office:value="0.930812" calcext:value-type="float">
            <text:p>0.930812</text:p>
          </table:table-cell>
          <table:table-cell office:value-type="float" office:value="0.928138" calcext:value-type="float">
            <text:p>0.928138</text:p>
          </table:table-cell>
          <table:table-cell office:value-type="float" office:value="0.926339" calcext:value-type="float">
            <text:p>0.926339</text:p>
          </table:table-cell>
          <table:table-cell office:value-type="float" office:value="0.956967" calcext:value-type="float">
            <text:p>0.956967</text:p>
          </table:table-cell>
          <table:table-cell office:value-type="float" office:value="0.95892" calcext:value-type="float">
            <text:p>0.95892</text:p>
          </table:table-cell>
          <table:table-cell office:value-type="float" office:value="0.95889" calcext:value-type="float">
            <text:p>0.958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166" calcext:value-type="float">
            <text:p>0.960166</text:p>
          </table:table-cell>
          <table:table-cell office:value-type="float" office:value="0.928486" calcext:value-type="float">
            <text:p>0.928486</text:p>
          </table:table-cell>
          <table:table-cell office:value-type="float" office:value="0.930409" calcext:value-type="float">
            <text:p>0.930409</text:p>
          </table:table-cell>
          <table:table-cell office:value-type="float" office:value="0.927764" calcext:value-type="float">
            <text:p>0.927764</text:p>
          </table:table-cell>
          <table:table-cell office:value-type="float" office:value="0.925962" calcext:value-type="float">
            <text:p>0.925962</text:p>
          </table:table-cell>
          <table:table-cell office:value-type="float" office:value="0.95621" calcext:value-type="float">
            <text:p>0.95621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8053" calcext:value-type="float">
            <text:p>0.95805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174997" calcext:value-type="float">
            <text:p>0.174997</text:p>
          </table:table-cell>
          <table:table-cell office:value-type="float" office:value="0.127571" calcext:value-type="float">
            <text:p>0.127571</text:p>
          </table:table-cell>
          <table:table-cell office:value-type="float" office:value="0.0979012" calcext:value-type="float">
            <text:p>0.0979012</text:p>
          </table:table-cell>
          <table:table-cell office:value-type="float" office:value="0.0973751" calcext:value-type="float">
            <text:p>0.0973751</text:p>
          </table:table-cell>
          <table:table-cell office:value-type="float" office:value="0.098731" calcext:value-type="float">
            <text:p>0.098731</text:p>
          </table:table-cell>
          <table:table-cell office:value-type="float" office:value="0.096863" calcext:value-type="float">
            <text:p>0.096863</text:p>
          </table:table-cell>
          <table:table-cell office:value-type="float" office:value="0.096742" calcext:value-type="float">
            <text:p>0.0967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1251" calcext:value-type="float">
            <text:p>0.961251</text:p>
          </table:table-cell>
          <table:table-cell office:value-type="float" office:value="0.926747" calcext:value-type="float">
            <text:p>0.926747</text:p>
          </table:table-cell>
          <table:table-cell office:value-type="float" office:value="0.947248" calcext:value-type="float">
            <text:p>0.947248</text:p>
          </table:table-cell>
          <table:table-cell office:value-type="float" office:value="0.960903" calcext:value-type="float">
            <text:p>0.960903</text:p>
          </table:table-cell>
          <table:table-cell office:value-type="float" office:value="0.961062" calcext:value-type="float">
            <text:p>0.961062</text:p>
          </table:table-cell>
          <table:table-cell office:value-type="float" office:value="0.960422" calcext:value-type="float">
            <text:p>0.960422</text:p>
          </table:table-cell>
          <table:table-cell office:value-type="float" office:value="0.961328" calcext:value-type="float">
            <text:p>0.961328</text:p>
          </table:table-cell>
          <table:table-cell office:value-type="float" office:value="0.961362" calcext:value-type="float">
            <text:p>0.9613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0226" calcext:value-type="float">
            <text:p>0.960226</text:p>
          </table:table-cell>
          <table:table-cell office:value-type="float" office:value="0.927414" calcext:value-type="float">
            <text:p>0.927414</text:p>
          </table:table-cell>
          <table:table-cell office:value-type="float" office:value="0.948077" calcext:value-type="float">
            <text:p>0.948077</text:p>
          </table:table-cell>
          <table:table-cell office:value-type="float" office:value="0.960186" calcext:value-type="float">
            <text:p>0.960186</text:p>
          </table:table-cell>
          <table:table-cell office:value-type="float" office:value="0.960276" calcext:value-type="float">
            <text:p>0.960276</text:p>
          </table:table-cell>
          <table:table-cell office:value-type="float" office:value="0.959776" calcext:value-type="float">
            <text:p>0.959776</text:p>
          </table:table-cell>
          <table:table-cell table:number-columns-repeated="2" office:value-type="float" office:value="0.960286" calcext:value-type="float">
            <text:p>0.96028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954116" calcext:value-type="float">
            <text:p>0.0954116</text:p>
          </table:table-cell>
          <table:table-cell office:value-type="float" office:value="0.243169" calcext:value-type="float">
            <text:p>0.243169</text:p>
          </table:table-cell>
          <table:table-cell office:value-type="float" office:value="0.245961" calcext:value-type="float">
            <text:p>0.245961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25777" calcext:value-type="float">
            <text:p>0.25777</text:p>
          </table:table-cell>
          <table:table-cell office:value-type="float" office:value="0.104315" calcext:value-type="float">
            <text:p>0.104315</text:p>
          </table:table-cell>
          <table:table-cell office:value-type="float" office:value="0.0951759" calcext:value-type="float">
            <text:p>0.0951759</text:p>
          </table:table-cell>
          <table:table-cell office:value-type="float" office:value="0.0951241" calcext:value-type="float">
            <text:p>0.09512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900854" calcext:value-type="float">
            <text:p>0.900854</text:p>
          </table:table-cell>
          <table:table-cell office:value-type="float" office:value="0.899965" calcext:value-type="float">
            <text:p>0.899965</text:p>
          </table:table-cell>
          <table:table-cell office:value-type="float" office:value="0.892488" calcext:value-type="float">
            <text:p>0.892488</text:p>
          </table:table-cell>
          <table:table-cell office:value-type="float" office:value="0.896141" calcext:value-type="float">
            <text:p>0.896141</text:p>
          </table:table-cell>
          <table:table-cell office:value-type="float" office:value="0.957658" calcext:value-type="float">
            <text:p>0.957658</text:p>
          </table:table-cell>
          <table:table-cell office:value-type="float" office:value="0.962152" calcext:value-type="float">
            <text:p>0.962152</text:p>
          </table:table-cell>
          <table:table-cell office:value-type="float" office:value="0.962028" calcext:value-type="float">
            <text:p>0.9620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0707" calcext:value-type="float">
            <text:p>0.960707</text:p>
          </table:table-cell>
          <table:table-cell office:value-type="float" office:value="0.901152" calcext:value-type="float">
            <text:p>0.901152</text:p>
          </table:table-cell>
          <table:table-cell office:value-type="float" office:value="0.90026" calcext:value-type="float">
            <text:p>0.90026</text:p>
          </table:table-cell>
          <table:table-cell office:value-type="float" office:value="0.893229" calcext:value-type="float">
            <text:p>0.893229</text:p>
          </table:table-cell>
          <table:table-cell office:value-type="float" office:value="0.896484" calcext:value-type="float">
            <text:p>0.896484</text:p>
          </table:table-cell>
          <table:table-cell office:value-type="float" office:value="0.956771" calcext:value-type="float">
            <text:p>0.956771</text:p>
          </table:table-cell>
          <table:table-cell office:value-type="float" office:value="0.961308" calcext:value-type="float">
            <text:p>0.961308</text:p>
          </table:table-cell>
          <table:table-cell office:value-type="float" office:value="0.961088" calcext:value-type="float">
            <text:p>0.96108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944112" calcext:value-type="float">
            <text:p>0.0944112</text:p>
          </table:table-cell>
          <table:table-cell office:value-type="float" office:value="0.105661" calcext:value-type="float">
            <text:p>0.105661</text:p>
          </table:table-cell>
          <table:table-cell office:value-type="float" office:value="0.104946" calcext:value-type="float">
            <text:p>0.104946</text:p>
          </table:table-cell>
          <table:table-cell office:value-type="float" office:value="0.114627" calcext:value-type="float">
            <text:p>0.114627</text:p>
          </table:table-cell>
          <table:table-cell office:value-type="float" office:value="0.113224" calcext:value-type="float">
            <text:p>0.113224</text:p>
          </table:table-cell>
          <table:table-cell office:value-type="float" office:value="0.13465" calcext:value-type="float">
            <text:p>0.13465</text:p>
          </table:table-cell>
          <table:table-cell office:value-type="float" office:value="0.0949407" calcext:value-type="float">
            <text:p>0.0949407</text:p>
          </table:table-cell>
          <table:table-cell office:value-type="float" office:value="0.094794" calcext:value-type="float">
            <text:p>0.0947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2393" calcext:value-type="float">
            <text:p>0.962393</text:p>
          </table:table-cell>
          <table:table-cell office:value-type="float" office:value="0.956889" calcext:value-type="float">
            <text:p>0.956889</text:p>
          </table:table-cell>
          <table:table-cell office:value-type="float" office:value="0.957349" calcext:value-type="float">
            <text:p>0.957349</text:p>
          </table:table-cell>
          <table:table-cell office:value-type="float" office:value="0.952914" calcext:value-type="float">
            <text:p>0.952914</text:p>
          </table:table-cell>
          <table:table-cell office:value-type="float" office:value="0.953464" calcext:value-type="float">
            <text:p>0.953464</text:p>
          </table:table-cell>
          <table:table-cell office:value-type="float" office:value="0.944312" calcext:value-type="float">
            <text:p>0.944312</text:p>
          </table:table-cell>
          <table:table-cell office:value-type="float" office:value="0.962092" calcext:value-type="float">
            <text:p>0.962092</text:p>
          </table:table-cell>
          <table:table-cell office:value-type="float" office:value="0.962208" calcext:value-type="float">
            <text:p>0.9622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1068" calcext:value-type="float">
            <text:p>0.961068</text:p>
          </table:table-cell>
          <table:table-cell office:value-type="float" office:value="0.956741" calcext:value-type="float">
            <text:p>0.956741</text:p>
          </table:table-cell>
          <table:table-cell office:value-type="float" office:value="0.956861" calcext:value-type="float">
            <text:p>0.956861</text:p>
          </table:table-cell>
          <table:table-cell office:value-type="float" office:value="0.953195" calcext:value-type="float">
            <text:p>0.953195</text:p>
          </table:table-cell>
          <table:table-cell office:value-type="float" office:value="0.953506" calcext:value-type="float">
            <text:p>0.953506</text:p>
          </table:table-cell>
          <table:table-cell office:value-type="float" office:value="0.944281" calcext:value-type="float">
            <text:p>0.944281</text:p>
          </table:table-cell>
          <table:table-cell office:value-type="float" office:value="0.960857" calcext:value-type="float">
            <text:p>0.960857</text:p>
          </table:table-cell>
          <table:table-cell office:value-type="float" office:value="0.961118" calcext:value-type="float">
            <text:p>0.96111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220588" calcext:value-type="float">
            <text:p>0.220588</text:p>
          </table:table-cell>
          <table:table-cell office:value-type="float" office:value="0.209739" calcext:value-type="float">
            <text:p>0.209739</text:p>
          </table:table-cell>
          <table:table-cell office:value-type="float" office:value="0.211688" calcext:value-type="float">
            <text:p>0.211688</text:p>
          </table:table-cell>
          <table:table-cell office:value-type="float" office:value="0.203571" calcext:value-type="float">
            <text:p>0.203571</text:p>
          </table:table-cell>
          <table:table-cell office:value-type="float" office:value="0.100426" calcext:value-type="float">
            <text:p>0.100426</text:p>
          </table:table-cell>
          <table:table-cell office:value-type="float" office:value="0.0935601" calcext:value-type="float">
            <text:p>0.0935601</text:p>
          </table:table-cell>
          <table:table-cell office:value-type="float" office:value="0.0935349" calcext:value-type="float">
            <text:p>0.09353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9439" calcext:value-type="float">
            <text:p>0.959439</text:p>
          </table:table-cell>
          <table:table-cell office:value-type="float" office:value="0.915586" calcext:value-type="float">
            <text:p>0.915586</text:p>
          </table:table-cell>
          <table:table-cell office:value-type="float" office:value="0.919145" calcext:value-type="float">
            <text:p>0.919145</text:p>
          </table:table-cell>
          <table:table-cell office:value-type="float" office:value="0.918299" calcext:value-type="float">
            <text:p>0.918299</text:p>
          </table:table-cell>
          <table:table-cell office:value-type="float" office:value="0.921166" calcext:value-type="float">
            <text:p>0.921166</text:p>
          </table:table-cell>
          <table:table-cell office:value-type="float" office:value="0.959551" calcext:value-type="float">
            <text:p>0.959551</text:p>
          </table:table-cell>
          <table:table-cell office:value-type="float" office:value="0.962461" calcext:value-type="float">
            <text:p>0.962461</text:p>
          </table:table-cell>
          <table:table-cell office:value-type="float" office:value="0.962466" calcext:value-type="float">
            <text:p>0.9624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8474" calcext:value-type="float">
            <text:p>0.958474</text:p>
          </table:table-cell>
          <table:table-cell office:value-type="float" office:value="0.915335" calcext:value-type="float">
            <text:p>0.915335</text:p>
          </table:table-cell>
          <table:table-cell office:value-type="float" office:value="0.91888" calcext:value-type="float">
            <text:p>0.91888</text:p>
          </table:table-cell>
          <table:table-cell office:value-type="float" office:value="0.918149" calcext:value-type="float">
            <text:p>0.918149</text:p>
          </table:table-cell>
          <table:table-cell office:value-type="float" office:value="0.920903" calcext:value-type="float">
            <text:p>0.920903</text:p>
          </table:table-cell>
          <table:table-cell office:value-type="float" office:value="0.958664" calcext:value-type="float">
            <text:p>0.958664</text:p>
          </table:table-cell>
          <table:table-cell office:value-type="float" office:value="0.961579" calcext:value-type="float">
            <text:p>0.961579</text:p>
          </table:table-cell>
          <table:table-cell office:value-type="float" office:value="0.961849" calcext:value-type="float">
            <text:p>0.96184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937349" calcext:value-type="float">
            <text:p>0.0937349</text:p>
          </table:table-cell>
          <table:table-cell office:value-type="float" office:value="0.138648" calcext:value-type="float">
            <text:p>0.138648</text:p>
          </table:table-cell>
          <table:table-cell office:value-type="float" office:value="0.152324" calcext:value-type="float">
            <text:p>0.152324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332" calcext:value-type="float">
            <text:p>0.105332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0.0975734" calcext:value-type="float">
            <text:p>0.0975734</text:p>
          </table:table-cell>
          <table:table-cell office:value-type="float" office:value="0.0973815" calcext:value-type="float">
            <text:p>0.09738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2667" calcext:value-type="float">
            <text:p>0.962667</text:p>
          </table:table-cell>
          <table:table-cell office:value-type="float" office:value="0.94414" calcext:value-type="float">
            <text:p>0.94414</text:p>
          </table:table-cell>
          <table:table-cell office:value-type="float" office:value="0.939032" calcext:value-type="float">
            <text:p>0.939032</text:p>
          </table:table-cell>
          <table:table-cell office:value-type="float" office:value="0.957623" calcext:value-type="float">
            <text:p>0.957623</text:p>
          </table:table-cell>
          <table:table-cell office:value-type="float" office:value="0.957207" calcext:value-type="float">
            <text:p>0.957207</text:p>
          </table:table-cell>
          <table:table-cell office:value-type="float" office:value="0.959079" calcext:value-type="float">
            <text:p>0.959079</text:p>
          </table:table-cell>
          <table:table-cell office:value-type="float" office:value="0.960753" calcext:value-type="float">
            <text:p>0.960753</text:p>
          </table:table-cell>
          <table:table-cell office:value-type="float" office:value="0.960929" calcext:value-type="float">
            <text:p>0.9609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38532" calcext:value-type="float">
            <text:p>0.938532</text:p>
          </table:table-cell>
          <table:table-cell office:value-type="float" office:value="0.95639" calcext:value-type="float">
            <text:p>0.95639</text:p>
          </table:table-cell>
          <table:table-cell office:value-type="float" office:value="0.95624" calcext:value-type="float">
            <text:p>0.95624</text:p>
          </table:table-cell>
          <table:table-cell office:value-type="float" office:value="0.958183" calcext:value-type="float">
            <text:p>0.958183</text:p>
          </table:table-cell>
          <table:table-cell office:value-type="float" office:value="0.959555" calcext:value-type="float">
            <text:p>0.959555</text:p>
          </table:table-cell>
          <table:table-cell office:value-type="float" office:value="0.959886" calcext:value-type="float">
            <text:p>0.95988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962731" calcext:value-type="float">
            <text:p>0.0962731</text:p>
          </table:table-cell>
          <table:table-cell office:value-type="float" office:value="0.09937" calcext:value-type="float">
            <text:p>0.09937</text:p>
          </table:table-cell>
          <table:table-cell office:value-type="float" office:value="0.0999064" calcext:value-type="float">
            <text:p>0.0999064</text:p>
          </table:table-cell>
          <table:table-cell office:value-type="float" office:value="0.0943401" calcext:value-type="float">
            <text:p>0.0943401</text:p>
          </table:table-cell>
          <table:table-cell office:value-type="float" office:value="0.0935978" calcext:value-type="float">
            <text:p>0.0935978</text:p>
          </table:table-cell>
          <table:table-cell office:value-type="float" office:value="0.112527" calcext:value-type="float">
            <text:p>0.112527</text:p>
          </table:table-cell>
          <table:table-cell office:value-type="float" office:value="0.0970909" calcext:value-type="float">
            <text:p>0.0970909</text:p>
          </table:table-cell>
          <table:table-cell office:value-type="float" office:value="0.0971908" calcext:value-type="float">
            <text:p>0.09719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1298" calcext:value-type="float">
            <text:p>0.961298</text:p>
          </table:table-cell>
          <table:table-cell office:value-type="float" office:value="0.959817" calcext:value-type="float">
            <text:p>0.959817</text:p>
          </table:table-cell>
          <table:table-cell office:value-type="float" office:value="0.959808" calcext:value-type="float">
            <text:p>0.959808</text:p>
          </table:table-cell>
          <table:table-cell office:value-type="float" office:value="0.962259" calcext:value-type="float">
            <text:p>0.962259</text:p>
          </table:table-cell>
          <table:table-cell office:value-type="float" office:value="0.962702" calcext:value-type="float">
            <text:p>0.962702</text:p>
          </table:table-cell>
          <table:table-cell office:value-type="float" office:value="0.954091" calcext:value-type="float">
            <text:p>0.954091</text:p>
          </table:table-cell>
          <table:table-cell office:value-type="float" office:value="0.961238" calcext:value-type="float">
            <text:p>0.961238</text:p>
          </table:table-cell>
          <table:table-cell office:value-type="float" office:value="0.961225" calcext:value-type="float">
            <text:p>0.9612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0086" calcext:value-type="float">
            <text:p>0.960086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.959064" calcext:value-type="float">
            <text:p>0.959064</text:p>
          </table:table-cell>
          <table:table-cell office:value-type="float" office:value="0.960998" calcext:value-type="float">
            <text:p>0.960998</text:p>
          </table:table-cell>
          <table:table-cell office:value-type="float" office:value="0.961388" calcext:value-type="float">
            <text:p>0.961388</text:p>
          </table:table-cell>
          <table:table-cell office:value-type="float" office:value="0.954006" calcext:value-type="float">
            <text:p>0.954006</text:p>
          </table:table-cell>
          <table:table-cell office:value-type="float" office:value="0.960427" calcext:value-type="float">
            <text:p>0.960427</text:p>
          </table:table-cell>
          <table:table-cell office:value-type="float" office:value="0.960337" calcext:value-type="float">
            <text:p>0.960337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32959" calcext:value-type="float">
            <text:p>232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36]*[.E37])/[.E35]" office:value-type="float" office:value="0.000429260084392533" calcext:value-type="float">
            <text:p>0.0004292601</text:p>
          </table:table-cell>
          <table:table-cell table:style-name="ce1" table:formula="of:=100*([.F36]*[.F37])/[.F35]" office:value-type="float" office:value="0.439562326417953" calcext:value-type="float">
            <text:p>0.4395623264</text:p>
          </table:table-cell>
          <table:table-cell table:style-name="ce1" table:formula="of:=100*([.G36]*[.G37])/[.G35]" office:value-type="float" office:value="0.879124652835907" calcext:value-type="float">
            <text:p>0.8791246528</text:p>
          </table:table-cell>
          <table:table-cell table:style-name="ce1" table:formula="of:=100*([.H36]*[.H37])/[.H35]" office:value-type="float" office:value="1.75824930567181" calcext:value-type="float">
            <text:p>1.7582493057</text:p>
          </table:table-cell>
          <table:table-cell table:style-name="ce1" table:formula="of:=100*([.I36]*[.I37])/[.I35]" office:value-type="float" office:value="3.51649861134363" calcext:value-type="float">
            <text:p>3.5164986113</text:p>
          </table:table-cell>
          <table:table-cell table:style-name="ce1" table:formula="of:=100*([.J36]*[.J37])/[.J35]" office:value-type="float" office:value="7.03299722268725" calcext:value-type="float">
            <text:p>7.0329972227</text:p>
          </table:table-cell>
          <table:table-cell table:style-name="ce1" table:formula="of:=100*([.K36]*[.K37])/[.K35]" office:value-type="float" office:value="14.0659944453745" calcext:value-type="float">
            <text:p>14.0659944454</text:p>
          </table:table-cell>
          <table:table-cell table:style-name="ce1" table:formula="of:=100*([.L36]*[.L37])/[.L35]" office:value-type="float" office:value="28.131988890749" calcext:value-type="float">
            <text:p>28.131988890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36]*[.O37])/[.O35]" office:value-type="float" office:value="0.000429260084392533" calcext:value-type="float">
            <text:p>0.0004292601</text:p>
          </table:table-cell>
          <table:table-cell table:style-name="ce1" table:formula="of:=100*([.P36]*[.P37])/[.P35]" office:value-type="float" office:value="0.439562326417953" calcext:value-type="float">
            <text:p>0.4395623264</text:p>
          </table:table-cell>
          <table:table-cell table:style-name="ce1" table:formula="of:=100*([.Q36]*[.Q37])/[.Q35]" office:value-type="float" office:value="0.879124652835907" calcext:value-type="float">
            <text:p>0.8791246528</text:p>
          </table:table-cell>
          <table:table-cell table:style-name="ce1" table:formula="of:=100*([.R36]*[.R37])/[.R35]" office:value-type="float" office:value="1.75824930567181" calcext:value-type="float">
            <text:p>1.7582493057</text:p>
          </table:table-cell>
          <table:table-cell table:style-name="ce1" table:formula="of:=100*([.S36]*[.S37])/[.S35]" office:value-type="float" office:value="3.51649861134363" calcext:value-type="float">
            <text:p>3.5164986113</text:p>
          </table:table-cell>
          <table:table-cell table:style-name="ce1" table:formula="of:=100*([.T36]*[.T37])/[.T35]" office:value-type="float" office:value="7.03299722268725" calcext:value-type="float">
            <text:p>7.0329972227</text:p>
          </table:table-cell>
          <table:table-cell table:style-name="ce1" table:formula="of:=100*([.U36]*[.U37])/[.U35]" office:value-type="float" office:value="14.0659944453745" calcext:value-type="float">
            <text:p>14.0659944454</text:p>
          </table:table-cell>
          <table:table-cell table:style-name="ce1" table:formula="of:=100*([.V36]*[.V37])/[.V35]" office:value-type="float" office:value="28.131988890749" calcext:value-type="float">
            <text:p>28.131988890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36]*[.Y37])/[.Y35]" office:value-type="float" office:value="0.000429260084392533" calcext:value-type="float">
            <text:p>0.0004292601</text:p>
          </table:table-cell>
          <table:table-cell table:style-name="ce1" table:formula="of:=100*([.Z36]*[.Z37])/[.Z35]" office:value-type="float" office:value="0.439562326417953" calcext:value-type="float">
            <text:p>0.4395623264</text:p>
          </table:table-cell>
          <table:table-cell table:style-name="ce1" table:formula="of:=100*([.AA36]*[.AA37])/[.AA35]" office:value-type="float" office:value="0.879124652835907" calcext:value-type="float">
            <text:p>0.8791246528</text:p>
          </table:table-cell>
          <table:table-cell table:style-name="ce1" table:formula="of:=100*([.AB36]*[.AB37])/[.AB35]" office:value-type="float" office:value="1.75824930567181" calcext:value-type="float">
            <text:p>1.7582493057</text:p>
          </table:table-cell>
          <table:table-cell table:style-name="ce1" table:formula="of:=100*([.AC36]*[.AC37])/[.AC35]" office:value-type="float" office:value="3.51649861134363" calcext:value-type="float">
            <text:p>3.5164986113</text:p>
          </table:table-cell>
          <table:table-cell table:style-name="ce1" table:formula="of:=100*([.AD36]*[.AD37])/[.AD35]" office:value-type="float" office:value="7.03299722268725" calcext:value-type="float">
            <text:p>7.0329972227</text:p>
          </table:table-cell>
          <table:table-cell table:style-name="ce1" table:formula="of:=100*([.AE36]*[.AE37])/[.AE35]" office:value-type="float" office:value="14.0659944453745" calcext:value-type="float">
            <text:p>14.0659944454</text:p>
          </table:table-cell>
          <table:table-cell table:style-name="ce1" table:formula="of:=100*([.AF36]*[.AF37])/[.AF35]" office:value-type="float" office:value="28.131988890749" calcext:value-type="float">
            <text:p>28.131988890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2638" calcext:value-type="float">
            <text:p>0.69263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11349" calcext:value-type="float">
            <text:p>0.111349</text:p>
          </table:table-cell>
          <table:table-cell office:value-type="float" office:value="0.633863" calcext:value-type="float">
            <text:p>0.633863</text:p>
          </table:table-cell>
          <table:table-cell office:value-type="float" office:value="0.481587" calcext:value-type="float">
            <text:p>0.481587</text:p>
          </table:table-cell>
          <table:table-cell office:value-type="float" office:value="0.141228" calcext:value-type="float">
            <text:p>0.141228</text:p>
          </table:table-cell>
          <table:table-cell office:value-type="float" office:value="0.140292" calcext:value-type="float">
            <text:p>0.140292</text:p>
          </table:table-cell>
          <table:table-cell office:value-type="float" office:value="0.13926" calcext:value-type="float">
            <text:p>0.13926</text:p>
          </table:table-cell>
          <table:table-cell office:value-type="float" office:value="0.139916" calcext:value-type="float">
            <text:p>0.139916</text:p>
          </table:table-cell>
          <table:table-cell office:value-type="float" office:value="0.148382" calcext:value-type="float">
            <text:p>0.1483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18" calcext:value-type="float">
            <text:p>0.955018</text:p>
          </table:table-cell>
          <table:table-cell office:value-type="float" office:value="0.761709" calcext:value-type="float">
            <text:p>0.761709</text:p>
          </table:table-cell>
          <table:table-cell office:value-type="float" office:value="0.815238" calcext:value-type="float">
            <text:p>0.815238</text:p>
          </table:table-cell>
          <table:table-cell office:value-type="float" office:value="0.941694" calcext:value-type="float">
            <text:p>0.941694</text:p>
          </table:table-cell>
          <table:table-cell office:value-type="float" office:value="0.942286" calcext:value-type="float">
            <text:p>0.942286</text:p>
          </table:table-cell>
          <table:table-cell office:value-type="float" office:value="0.942694" calcext:value-type="float">
            <text:p>0.942694</text:p>
          </table:table-cell>
          <table:table-cell office:value-type="float" office:value="0.942582" calcext:value-type="float">
            <text:p>0.942582</text:p>
          </table:table-cell>
          <table:table-cell office:value-type="float" office:value="0.939195" calcext:value-type="float">
            <text:p>0.9391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48" calcext:value-type="float">
            <text:p>0.955048</text:p>
          </table:table-cell>
          <table:table-cell office:value-type="float" office:value="0.763341" calcext:value-type="float">
            <text:p>0.763341</text:p>
          </table:table-cell>
          <table:table-cell office:value-type="float" office:value="0.814904" calcext:value-type="float">
            <text:p>0.814904</text:p>
          </table:table-cell>
          <table:table-cell office:value-type="float" office:value="0.941496" calcext:value-type="float">
            <text:p>0.941496</text:p>
          </table:table-cell>
          <table:table-cell office:value-type="float" office:value="0.941907" calcext:value-type="float">
            <text:p>0.941907</text:p>
          </table:table-cell>
          <table:table-cell office:value-type="float" office:value="0.942678" calcext:value-type="float">
            <text:p>0.942678</text:p>
          </table:table-cell>
          <table:table-cell office:value-type="float" office:value="0.942368" calcext:value-type="float">
            <text:p>0.942368</text:p>
          </table:table-cell>
          <table:table-cell office:value-type="float" office:value="0.939413" calcext:value-type="float">
            <text:p>0.93941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591147" calcext:value-type="float">
            <text:p>0.591147</text:p>
          </table:table-cell>
          <table:table-cell office:value-type="float" office:value="0.371171" calcext:value-type="float">
            <text:p>0.371171</text:p>
          </table:table-cell>
          <table:table-cell office:value-type="float" office:value="0.106344" calcext:value-type="float">
            <text:p>0.106344</text:p>
          </table:table-cell>
          <table:table-cell office:value-type="float" office:value="0.105196" calcext:value-type="float">
            <text:p>0.105196</text:p>
          </table:table-cell>
          <table:table-cell office:value-type="float" office:value="0.104656" calcext:value-type="float">
            <text:p>0.104656</text:p>
          </table:table-cell>
          <table:table-cell office:value-type="float" office:value="0.104574" calcext:value-type="float">
            <text:p>0.104574</text:p>
          </table:table-cell>
          <table:table-cell office:value-type="float" office:value="0.108516" calcext:value-type="float">
            <text:p>0.108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259" calcext:value-type="float">
            <text:p>0.957259</text:p>
          </table:table-cell>
          <table:table-cell office:value-type="float" office:value="0.815633" calcext:value-type="float">
            <text:p>0.815633</text:p>
          </table:table-cell>
          <table:table-cell office:value-type="float" office:value="0.870256" calcext:value-type="float">
            <text:p>0.870256</text:p>
          </table:table-cell>
          <table:table-cell office:value-type="float" office:value="0.957078" calcext:value-type="float">
            <text:p>0.957078</text:p>
          </table:table-cell>
          <table:table-cell office:value-type="float" office:value="0.957576" calcext:value-type="float">
            <text:p>0.957576</text:p>
          </table:table-cell>
          <table:table-cell office:value-type="float" office:value="0.957804" calcext:value-type="float">
            <text:p>0.957804</text:p>
          </table:table-cell>
          <table:table-cell office:value-type="float" office:value="0.957993" calcext:value-type="float">
            <text:p>0.957993</text:p>
          </table:table-cell>
          <table:table-cell office:value-type="float" office:value="0.95619" calcext:value-type="float">
            <text:p>0.956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182" calcext:value-type="float">
            <text:p>0.957182</text:p>
          </table:table-cell>
          <table:table-cell office:value-type="float" office:value="0.816136" calcext:value-type="float">
            <text:p>0.816136</text:p>
          </table:table-cell>
          <table:table-cell office:value-type="float" office:value="0.869722" calcext:value-type="float">
            <text:p>0.869722</text:p>
          </table:table-cell>
          <table:table-cell office:value-type="float" office:value="0.95649" calcext:value-type="float">
            <text:p>0.95649</text:p>
          </table:table-cell>
          <table:table-cell office:value-type="float" office:value="0.957242" calcext:value-type="float">
            <text:p>0.957242</text:p>
          </table:table-cell>
          <table:table-cell office:value-type="float" office:value="0.957863" calcext:value-type="float">
            <text:p>0.957863</text:p>
          </table:table-cell>
          <table:table-cell office:value-type="float" office:value="0.957642" calcext:value-type="float">
            <text:p>0.957642</text:p>
          </table:table-cell>
          <table:table-cell office:value-type="float" office:value="0.955479" calcext:value-type="float">
            <text:p>0.95547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04351" calcext:value-type="float">
            <text:p>0.104351</text:p>
          </table:table-cell>
          <table:table-cell office:value-type="float" office:value="0.41304" calcext:value-type="float">
            <text:p>0.41304</text:p>
          </table:table-cell>
          <table:table-cell office:value-type="float" office:value="0.345508" calcext:value-type="float">
            <text:p>0.345508</text:p>
          </table:table-cell>
          <table:table-cell office:value-type="float" office:value="0.10841" calcext:value-type="float">
            <text:p>0.10841</text:p>
          </table:table-cell>
          <table:table-cell office:value-type="float" office:value="0.107841" calcext:value-type="float">
            <text:p>0.107841</text:p>
          </table:table-cell>
          <table:table-cell office:value-type="float" office:value="0.107371" calcext:value-type="float">
            <text:p>0.107371</text:p>
          </table:table-cell>
          <table:table-cell office:value-type="float" office:value="0.107059" calcext:value-type="float">
            <text:p>0.107059</text:p>
          </table:table-cell>
          <table:table-cell office:value-type="float" office:value="0.101913" calcext:value-type="float">
            <text:p>0.1019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945" calcext:value-type="float">
            <text:p>0.957945</text:p>
          </table:table-cell>
          <table:table-cell office:value-type="float" office:value="0.859134" calcext:value-type="float">
            <text:p>0.859134</text:p>
          </table:table-cell>
          <table:table-cell office:value-type="float" office:value="0.877833" calcext:value-type="float">
            <text:p>0.877833</text:p>
          </table:table-cell>
          <table:table-cell office:value-type="float" office:value="0.956391" calcext:value-type="float">
            <text:p>0.956391</text:p>
          </table:table-cell>
          <table:table-cell office:value-type="float" office:value="0.95664" calcext:value-type="float">
            <text:p>0.95664</text:p>
          </table:table-cell>
          <table:table-cell office:value-type="float" office:value="0.956632" calcext:value-type="float">
            <text:p>0.956632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59409" calcext:value-type="float">
            <text:p>0.9594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302" calcext:value-type="float">
            <text:p>0.957302</text:p>
          </table:table-cell>
          <table:table-cell office:value-type="float" office:value="0.859435" calcext:value-type="float">
            <text:p>0.859435</text:p>
          </table:table-cell>
          <table:table-cell office:value-type="float" office:value="0.878025" calcext:value-type="float">
            <text:p>0.878025</text:p>
          </table:table-cell>
          <table:table-cell office:value-type="float" office:value="0.95627" calcext:value-type="float">
            <text:p>0.95627</text:p>
          </table:table-cell>
          <table:table-cell office:value-type="float" office:value="0.95647" calcext:value-type="float">
            <text:p>0.95647</text:p>
          </table:table-cell>
          <table:table-cell office:value-type="float" office:value="0.956591" calcext:value-type="float">
            <text:p>0.956591</text:p>
          </table:table-cell>
          <table:table-cell office:value-type="float" office:value="0.956831" calcext:value-type="float">
            <text:p>0.956831</text:p>
          </table:table-cell>
          <table:table-cell office:value-type="float" office:value="0.958524" calcext:value-type="float">
            <text:p>0.95852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980043" calcext:value-type="float">
            <text:p>0.0980043</text:p>
          </table:table-cell>
          <table:table-cell office:value-type="float" office:value="0.615409" calcext:value-type="float">
            <text:p>0.615409</text:p>
          </table:table-cell>
          <table:table-cell office:value-type="float" office:value="0.429471" calcext:value-type="float">
            <text:p>0.429471</text:p>
          </table:table-cell>
          <table:table-cell office:value-type="float" office:value="0.11708" calcext:value-type="float">
            <text:p>0.11708</text:p>
          </table:table-cell>
          <table:table-cell office:value-type="float" office:value="0.115769" calcext:value-type="float">
            <text:p>0.115769</text:p>
          </table:table-cell>
          <table:table-cell office:value-type="float" office:value="0.116786" calcext:value-type="float">
            <text:p>0.116786</text:p>
          </table:table-cell>
          <table:table-cell office:value-type="float" office:value="0.116965" calcext:value-type="float">
            <text:p>0.116965</text:p>
          </table:table-cell>
          <table:table-cell office:value-type="float" office:value="0.10105" calcext:value-type="float">
            <text:p>0.101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929" calcext:value-type="float">
            <text:p>0.960929</text:p>
          </table:table-cell>
          <table:table-cell office:value-type="float" office:value="0.813731" calcext:value-type="float">
            <text:p>0.813731</text:p>
          </table:table-cell>
          <table:table-cell office:value-type="float" office:value="0.857344" calcext:value-type="float">
            <text:p>0.857344</text:p>
          </table:table-cell>
          <table:table-cell office:value-type="float" office:value="0.952558" calcext:value-type="float">
            <text:p>0.952558</text:p>
          </table:table-cell>
          <table:table-cell office:value-type="float" office:value="0.952975" calcext:value-type="float">
            <text:p>0.952975</text:p>
          </table:table-cell>
          <table:table-cell office:value-type="float" office:value="0.952708" calcext:value-type="float">
            <text:p>0.952708</text:p>
          </table:table-cell>
          <table:table-cell office:value-type="float" office:value="0.952567" calcext:value-type="float">
            <text:p>0.952567</text:p>
          </table:table-cell>
          <table:table-cell office:value-type="float" office:value="0.959298" calcext:value-type="float">
            <text:p>0.9592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166" calcext:value-type="float">
            <text:p>0.960166</text:p>
          </table:table-cell>
          <table:table-cell office:value-type="float" office:value="0.813972" calcext:value-type="float">
            <text:p>0.813972</text:p>
          </table:table-cell>
          <table:table-cell office:value-type="float" office:value="0.857282" calcext:value-type="float">
            <text:p>0.857282</text:p>
          </table:table-cell>
          <table:table-cell office:value-type="float" office:value="0.951302" calcext:value-type="float">
            <text:p>0.951302</text:p>
          </table:table-cell>
          <table:table-cell office:value-type="float" office:value="0.951973" calcext:value-type="float">
            <text:p>0.951973</text:p>
          </table:table-cell>
          <table:table-cell office:value-type="float" office:value="0.951723" calcext:value-type="float">
            <text:p>0.951723</text:p>
          </table:table-cell>
          <table:table-cell office:value-type="float" office:value="0.951502" calcext:value-type="float">
            <text:p>0.951502</text:p>
          </table:table-cell>
          <table:table-cell office:value-type="float" office:value="0.958634" calcext:value-type="float">
            <text:p>0.95863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586391" calcext:value-type="float">
            <text:p>0.586391</text:p>
          </table:table-cell>
          <table:table-cell office:value-type="float" office:value="0.435388" calcext:value-type="float">
            <text:p>0.435388</text:p>
          </table:table-cell>
          <table:table-cell office:value-type="float" office:value="0.125134" calcext:value-type="float">
            <text:p>0.125134</text:p>
          </table:table-cell>
          <table:table-cell office:value-type="float" office:value="0.122853" calcext:value-type="float">
            <text:p>0.122853</text:p>
          </table:table-cell>
          <table:table-cell office:value-type="float" office:value="0.124177" calcext:value-type="float">
            <text:p>0.124177</text:p>
          </table:table-cell>
          <table:table-cell office:value-type="float" office:value="0.122253" calcext:value-type="float">
            <text:p>0.122253</text:p>
          </table:table-cell>
          <table:table-cell office:value-type="float" office:value="0.0968282" calcext:value-type="float">
            <text:p>0.09682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1251" calcext:value-type="float">
            <text:p>0.961251</text:p>
          </table:table-cell>
          <table:table-cell office:value-type="float" office:value="0.822308" calcext:value-type="float">
            <text:p>0.822308</text:p>
          </table:table-cell>
          <table:table-cell office:value-type="float" office:value="0.856198" calcext:value-type="float">
            <text:p>0.856198</text:p>
          </table:table-cell>
          <table:table-cell office:value-type="float" office:value="0.94915" calcext:value-type="float">
            <text:p>0.94915</text:p>
          </table:table-cell>
          <table:table-cell office:value-type="float" office:value="0.950167" calcext:value-type="float">
            <text:p>0.950167</text:p>
          </table:table-cell>
          <table:table-cell office:value-type="float" office:value="0.949549" calcext:value-type="float">
            <text:p>0.949549</text:p>
          </table:table-cell>
          <table:table-cell office:value-type="float" office:value="0.950463" calcext:value-type="float">
            <text:p>0.950463</text:p>
          </table:table-cell>
          <table:table-cell office:value-type="float" office:value="0.961375" calcext:value-type="float">
            <text:p>0.9613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0226" calcext:value-type="float">
            <text:p>0.960226</text:p>
          </table:table-cell>
          <table:table-cell office:value-type="float" office:value="0.822706" calcext:value-type="float">
            <text:p>0.822706</text:p>
          </table:table-cell>
          <table:table-cell office:value-type="float" office:value="0.85621" calcext:value-type="float">
            <text:p>0.85621</text:p>
          </table:table-cell>
          <table:table-cell office:value-type="float" office:value="0.948458" calcext:value-type="float">
            <text:p>0.948458</text:p>
          </table:table-cell>
          <table:table-cell office:value-type="float" office:value="0.949219" calcext:value-type="float">
            <text:p>0.949219</text:p>
          </table:table-cell>
          <table:table-cell office:value-type="float" office:value="0.948698" calcext:value-type="float">
            <text:p>0.948698</text:p>
          </table:table-cell>
          <table:table-cell office:value-type="float" office:value="0.949479" calcext:value-type="float">
            <text:p>0.949479</text:p>
          </table:table-cell>
          <table:table-cell office:value-type="float" office:value="0.960497" calcext:value-type="float">
            <text:p>0.96049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954116" calcext:value-type="float">
            <text:p>0.0954116</text:p>
          </table:table-cell>
          <table:table-cell office:value-type="float" office:value="0.401304" calcext:value-type="float">
            <text:p>0.401304</text:p>
          </table:table-cell>
          <table:table-cell office:value-type="float" office:value="0.373109" calcext:value-type="float">
            <text:p>0.373109</text:p>
          </table:table-cell>
          <table:table-cell office:value-type="float" office:value="0.0994044" calcext:value-type="float">
            <text:p>0.0994044</text:p>
          </table:table-cell>
          <table:table-cell office:value-type="float" office:value="0.0988922" calcext:value-type="float">
            <text:p>0.0988922</text:p>
          </table:table-cell>
          <table:table-cell office:value-type="float" office:value="0.099017" calcext:value-type="float">
            <text:p>0.099017</text:p>
          </table:table-cell>
          <table:table-cell office:value-type="float" office:value="0.0989409" calcext:value-type="float">
            <text:p>0.0989409</text:p>
          </table:table-cell>
          <table:table-cell office:value-type="float" office:value="0.0955176" calcext:value-type="float">
            <text:p>0.0955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865367" calcext:value-type="float">
            <text:p>0.865367</text:p>
          </table:table-cell>
          <table:table-cell office:value-type="float" office:value="0.871222" calcext:value-type="float">
            <text:p>0.871222</text:p>
          </table:table-cell>
          <table:table-cell office:value-type="float" office:value="0.95992" calcext:value-type="float">
            <text:p>0.95992</text:p>
          </table:table-cell>
          <table:table-cell office:value-type="float" office:value="0.960289" calcext:value-type="float">
            <text:p>0.960289</text:p>
          </table:table-cell>
          <table:table-cell office:value-type="float" office:value="0.960276" calcext:value-type="float">
            <text:p>0.960276</text:p>
          </table:table-cell>
          <table:table-cell office:value-type="float" office:value="0.960246" calcext:value-type="float">
            <text:p>0.960246</text:p>
          </table:table-cell>
          <table:table-cell office:value-type="float" office:value="0.961839" calcext:value-type="float">
            <text:p>0.9618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0707" calcext:value-type="float">
            <text:p>0.960707</text:p>
          </table:table-cell>
          <table:table-cell office:value-type="float" office:value="0.864844" calcext:value-type="float">
            <text:p>0.864844</text:p>
          </table:table-cell>
          <table:table-cell office:value-type="float" office:value="0.870913" calcext:value-type="float">
            <text:p>0.870913</text:p>
          </table:table-cell>
          <table:table-cell office:value-type="float" office:value="0.959475" calcext:value-type="float">
            <text:p>0.959475</text:p>
          </table:table-cell>
          <table:table-cell office:value-type="float" office:value="0.959966" calcext:value-type="float">
            <text:p>0.959966</text:p>
          </table:table-cell>
          <table:table-cell office:value-type="float" office:value="0.959696" calcext:value-type="float">
            <text:p>0.959696</text:p>
          </table:table-cell>
          <table:table-cell office:value-type="float" office:value="0.959766" calcext:value-type="float">
            <text:p>0.959766</text:p>
          </table:table-cell>
          <table:table-cell office:value-type="float" office:value="0.960927" calcext:value-type="float">
            <text:p>0.96092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944112" calcext:value-type="float">
            <text:p>0.0944112</text:p>
          </table:table-cell>
          <table:table-cell office:value-type="float" office:value="0.490099" calcext:value-type="float">
            <text:p>0.490099</text:p>
          </table:table-cell>
          <table:table-cell office:value-type="float" office:value="0.344754" calcext:value-type="float">
            <text:p>0.344754</text:p>
          </table:table-cell>
          <table:table-cell office:value-type="float" office:value="0.102089" calcext:value-type="float">
            <text:p>0.102089</text:p>
          </table:table-cell>
          <table:table-cell office:value-type="float" office:value="0.100382" calcext:value-type="float">
            <text:p>0.100382</text:p>
          </table:table-cell>
          <table:table-cell office:value-type="float" office:value="0.0998743" calcext:value-type="float">
            <text:p>0.0998743</text:p>
          </table:table-cell>
          <table:table-cell office:value-type="float" office:value="0.0997249" calcext:value-type="float">
            <text:p>0.0997249</text:p>
          </table:table-cell>
          <table:table-cell office:value-type="float" office:value="0.105187" calcext:value-type="float">
            <text:p>0.1051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2393" calcext:value-type="float">
            <text:p>0.962393</text:p>
          </table:table-cell>
          <table:table-cell office:value-type="float" office:value="0.843762" calcext:value-type="float">
            <text:p>0.843762</text:p>
          </table:table-cell>
          <table:table-cell office:value-type="float" office:value="0.878927" calcext:value-type="float">
            <text:p>0.878927</text:p>
          </table:table-cell>
          <table:table-cell office:value-type="float" office:value="0.958435" calcext:value-type="float">
            <text:p>0.958435</text:p>
          </table:table-cell>
          <table:table-cell office:value-type="float" office:value="0.95931" calcext:value-type="float">
            <text:p>0.95931</text:p>
          </table:table-cell>
          <table:table-cell office:value-type="float" office:value="0.959529" calcext:value-type="float">
            <text:p>0.959529</text:p>
          </table:table-cell>
          <table:table-cell office:value-type="float" office:value="0.959714" calcext:value-type="float">
            <text:p>0.959714</text:p>
          </table:table-cell>
          <table:table-cell office:value-type="float" office:value="0.957199" calcext:value-type="float">
            <text:p>0.9571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1068" calcext:value-type="float">
            <text:p>0.961068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878586" calcext:value-type="float">
            <text:p>0.878586</text:p>
          </table:table-cell>
          <table:table-cell office:value-type="float" office:value="0.957442" calcext:value-type="float">
            <text:p>0.957442</text:p>
          </table:table-cell>
          <table:table-cell office:value-type="float" office:value="0.958614" calcext:value-type="float">
            <text:p>0.958614</text:p>
          </table:table-cell>
          <table:table-cell office:value-type="float" office:value="0.958814" calcext:value-type="float">
            <text:p>0.958814</text:p>
          </table:table-cell>
          <table:table-cell office:value-type="float" office:value="0.958914" calcext:value-type="float">
            <text:p>0.958914</text:p>
          </table:table-cell>
          <table:table-cell office:value-type="float" office:value="0.95645" calcext:value-type="float">
            <text:p>0.9564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695615" calcext:value-type="float">
            <text:p>0.695615</text:p>
          </table:table-cell>
          <table:table-cell office:value-type="float" office:value="0.461362" calcext:value-type="float">
            <text:p>0.461362</text:p>
          </table:table-cell>
          <table:table-cell office:value-type="float" office:value="0.106722" calcext:value-type="float">
            <text:p>0.106722</text:p>
          </table:table-cell>
          <table:table-cell office:value-type="float" office:value="0.105239" calcext:value-type="float">
            <text:p>0.105239</text:p>
          </table:table-cell>
          <table:table-cell office:value-type="float" office:value="0.105138" calcext:value-type="float">
            <text:p>0.105138</text:p>
          </table:table-cell>
          <table:table-cell office:value-type="float" office:value="0.105462" calcext:value-type="float">
            <text:p>0.105462</text:p>
          </table:table-cell>
          <table:table-cell office:value-type="float" office:value="0.0937076" calcext:value-type="float">
            <text:p>0.09370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9439" calcext:value-type="float">
            <text:p>0.959439</text:p>
          </table:table-cell>
          <table:table-cell office:value-type="float" office:value="0.773591" calcext:value-type="float">
            <text:p>0.773591</text:p>
          </table:table-cell>
          <table:table-cell office:value-type="float" office:value="0.832812" calcext:value-type="float">
            <text:p>0.832812</text:p>
          </table:table-cell>
          <table:table-cell office:value-type="float" office:value="0.956314" calcext:value-type="float">
            <text:p>0.956314</text:p>
          </table:table-cell>
          <table:table-cell office:value-type="float" office:value="0.956988" calcext:value-type="float">
            <text:p>0.956988</text:p>
          </table:table-cell>
          <table:table-cell office:value-type="float" office:value="0.957164" calcext:value-type="float">
            <text:p>0.957164</text:p>
          </table:table-cell>
          <table:table-cell office:value-type="float" office:value="0.957053" calcext:value-type="float">
            <text:p>0.957053</text:p>
          </table:table-cell>
          <table:table-cell office:value-type="float" office:value="0.962418" calcext:value-type="float">
            <text:p>0.9624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8474" calcext:value-type="float">
            <text:p>0.958474</text:p>
          </table:table-cell>
          <table:table-cell office:value-type="float" office:value="0.773598" calcext:value-type="float">
            <text:p>0.773598</text:p>
          </table:table-cell>
          <table:table-cell office:value-type="float" office:value="0.833133" calcext:value-type="float">
            <text:p>0.833133</text:p>
          </table:table-cell>
          <table:table-cell office:value-type="float" office:value="0.95646" calcext:value-type="float">
            <text:p>0.95646</text:p>
          </table:table-cell>
          <table:table-cell office:value-type="float" office:value="0.956911" calcext:value-type="float">
            <text:p>0.956911</text:p>
          </table:table-cell>
          <table:table-cell office:value-type="float" office:value="0.956841" calcext:value-type="float">
            <text:p>0.956841</text:p>
          </table:table-cell>
          <table:table-cell office:value-type="float" office:value="0.956621" calcext:value-type="float">
            <text:p>0.956621</text:p>
          </table:table-cell>
          <table:table-cell office:value-type="float" office:value="0.961308" calcext:value-type="float">
            <text:p>0.96130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937349" calcext:value-type="float">
            <text:p>0.0937349</text:p>
          </table:table-cell>
          <table:table-cell office:value-type="float" office:value="0.411389" calcext:value-type="float">
            <text:p>0.411389</text:p>
          </table:table-cell>
          <table:table-cell office:value-type="float" office:value="0.386081" calcext:value-type="float">
            <text:p>0.386081</text:p>
          </table:table-cell>
          <table:table-cell office:value-type="float" office:value="0.108661" calcext:value-type="float">
            <text:p>0.108661</text:p>
          </table:table-cell>
          <table:table-cell office:value-type="float" office:value="0.107273" calcext:value-type="float">
            <text:p>0.107273</text:p>
          </table:table-cell>
          <table:table-cell office:value-type="float" office:value="0.107254" calcext:value-type="float">
            <text:p>0.107254</text:p>
          </table:table-cell>
          <table:table-cell office:value-type="float" office:value="0.107396" calcext:value-type="float">
            <text:p>0.107396</text:p>
          </table:table-cell>
          <table:table-cell office:value-type="float" office:value="0.0995918" calcext:value-type="float">
            <text:p>0.09959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2667" calcext:value-type="float">
            <text:p>0.962667</text:p>
          </table:table-cell>
          <table:table-cell office:value-type="float" office:value="0.861602" calcext:value-type="float">
            <text:p>0.861602</text:p>
          </table:table-cell>
          <table:table-cell office:value-type="float" office:value="0.868775" calcext:value-type="float">
            <text:p>0.868775</text:p>
          </table:table-cell>
          <table:table-cell office:value-type="float" office:value="0.955537" calcext:value-type="float">
            <text:p>0.955537</text:p>
          </table:table-cell>
          <table:table-cell office:value-type="float" office:value="0.956203" calcext:value-type="float">
            <text:p>0.956203</text:p>
          </table:table-cell>
          <table:table-cell office:value-type="float" office:value="0.956477" calcext:value-type="float">
            <text:p>0.956477</text:p>
          </table:table-cell>
          <table:table-cell office:value-type="float" office:value="0.956263" calcext:value-type="float">
            <text:p>0.956263</text:p>
          </table:table-cell>
          <table:table-cell office:value-type="float" office:value="0.959847" calcext:value-type="float">
            <text:p>0.9598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861418" calcext:value-type="float">
            <text:p>0.861418</text:p>
          </table:table-cell>
          <table:table-cell office:value-type="float" office:value="0.86864" calcext:value-type="float">
            <text:p>0.86864</text:p>
          </table:table-cell>
          <table:table-cell office:value-type="float" office:value="0.955459" calcext:value-type="float">
            <text:p>0.955459</text:p>
          </table:table-cell>
          <table:table-cell office:value-type="float" office:value="0.95626" calcext:value-type="float">
            <text:p>0.95626</text:p>
          </table:table-cell>
          <table:table-cell office:value-type="float" office:value="0.95629" calcext:value-type="float">
            <text:p>0.95629</text:p>
          </table:table-cell>
          <table:table-cell office:value-type="float" office:value="0.95608" calcext:value-type="float">
            <text:p>0.95608</text:p>
          </table:table-cell>
          <table:table-cell office:value-type="float" office:value="0.959014" calcext:value-type="float">
            <text:p>0.95901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962731" calcext:value-type="float">
            <text:p>0.0962731</text:p>
          </table:table-cell>
          <table:table-cell office:value-type="float" office:value="0.510068" calcext:value-type="float">
            <text:p>0.510068</text:p>
          </table:table-cell>
          <table:table-cell office:value-type="float" office:value="0.387681" calcext:value-type="float">
            <text:p>0.387681</text:p>
          </table:table-cell>
          <table:table-cell office:value-type="float" office:value="0.0951831" calcext:value-type="float">
            <text:p>0.0951831</text:p>
          </table:table-cell>
          <table:table-cell office:value-type="float" office:value="0.0942592" calcext:value-type="float">
            <text:p>0.0942592</text:p>
          </table:table-cell>
          <table:table-cell office:value-type="float" office:value="0.0940935" calcext:value-type="float">
            <text:p>0.0940935</text:p>
          </table:table-cell>
          <table:table-cell office:value-type="float" office:value="0.0941914" calcext:value-type="float">
            <text:p>0.0941914</text:p>
          </table:table-cell>
          <table:table-cell office:value-type="float" office:value="0.0938479" calcext:value-type="float">
            <text:p>0.0938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1298" calcext:value-type="float">
            <text:p>0.961298</text:p>
          </table:table-cell>
          <table:table-cell office:value-type="float" office:value="0.842298" calcext:value-type="float">
            <text:p>0.842298</text:p>
          </table:table-cell>
          <table:table-cell office:value-type="float" office:value="0.869664" calcext:value-type="float">
            <text:p>0.869664</text:p>
          </table:table-cell>
          <table:table-cell office:value-type="float" office:value="0.961937" calcext:value-type="float">
            <text:p>0.961937</text:p>
          </table:table-cell>
          <table:table-cell office:value-type="float" office:value="0.96238" calcext:value-type="float">
            <text:p>0.96238</text:p>
          </table:table-cell>
          <table:table-cell office:value-type="float" office:value="0.962551" calcext:value-type="float">
            <text:p>0.962551</text:p>
          </table:table-cell>
          <table:table-cell office:value-type="float" office:value="0.96244" calcext:value-type="float">
            <text:p>0.96244</text:p>
          </table:table-cell>
          <table:table-cell office:value-type="float" office:value="0.962646" calcext:value-type="float">
            <text:p>0.9626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0086" calcext:value-type="float">
            <text:p>0.960086</text:p>
          </table:table-cell>
          <table:table-cell office:value-type="float" office:value="0.842788" calcext:value-type="float">
            <text:p>0.842788</text:p>
          </table:table-cell>
          <table:table-cell office:value-type="float" office:value="0.869531" calcext:value-type="float">
            <text:p>0.869531</text:p>
          </table:table-cell>
          <table:table-cell office:value-type="float" office:value="0.960978" calcext:value-type="float">
            <text:p>0.960978</text:p>
          </table:table-cell>
          <table:table-cell office:value-type="float" office:value="0.961268" calcext:value-type="float">
            <text:p>0.961268</text:p>
          </table:table-cell>
          <table:table-cell office:value-type="float" office:value="0.961088" calcext:value-type="float">
            <text:p>0.961088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961358" calcext:value-type="float">
            <text:p>0.961358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calcext:value-type="string">
            <text:p>Just Scan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692638" calcext:value-type="float">
            <text:p>0.692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0.499873" calcext:value-type="float">
            <text:p>0.499873</text:p>
          </table:table-cell>
          <table:table-cell office:value-type="float" office:value="0.50029" calcext:value-type="float">
            <text:p>0.500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float" office:value="1.4607E+033" calcext:value-type="float">
            <text:p>1.46E+33</text:p>
          </table:table-cell>
          <table:table-cell office:value-type="float" office:value="0.499873" calcext:value-type="float">
            <text:p>0.499873</text:p>
          </table:table-cell>
          <table:table-cell office:value-type="float" office:value="0.50029" calcext:value-type="float">
            <text:p>0.500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 office:value-type="float" office:value="1.4607E+033" calcext:value-type="float">
            <text:p>1.46E+33</text:p>
          </table:table-cell>
          <table:table-cell office:value-type="float" office:value="0.499873" calcext:value-type="float">
            <text:p>0.499873</text:p>
          </table:table-cell>
          <table:table-cell office:value-type="float" office:value="0.50029" calcext:value-type="float">
            <text:p>0.500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.4607E+033" calcext:value-type="float">
            <text:p>1.46E+33</text:p>
          </table:table-cell>
          <table:table-cell office:value-type="float" office:value="0.500221" calcext:value-type="float">
            <text:p>0.500221</text:p>
          </table:table-cell>
          <table:table-cell office:value-type="float" office:value="0.500631" calcext:value-type="float">
            <text:p>0.50063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0.502994" calcext:value-type="float">
            <text:p>0.502994</text:p>
          </table:table-cell>
          <table:table-cell office:value-type="float" office:value="0.503125" calcext:value-type="float">
            <text:p>0.50312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inf</text:p>
          </table:table-cell>
          <table:table-cell office:value-type="float" office:value="0.509214" calcext:value-type="float">
            <text:p>0.509214</text:p>
          </table:table-cell>
          <table:table-cell office:value-type="float" office:value="0.509435" calcext:value-type="float">
            <text:p>0.50943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inf</text:p>
          </table:table-cell>
          <table:table-cell office:value-type="float" office:value="0.516838" calcext:value-type="float">
            <text:p>0.516838</text:p>
          </table:table-cell>
          <table:table-cell office:value-type="float" office:value="0.516917" calcext:value-type="float">
            <text:p>0.51691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nf</text:p>
          </table:table-cell>
          <table:table-cell office:value-type="float" office:value="0.524556" calcext:value-type="float">
            <text:p>0.524556</text:p>
          </table:table-cell>
          <table:table-cell office:value-type="float" office:value="0.52495" calcext:value-type="float">
            <text:p>0.5249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inf</text:p>
          </table:table-cell>
          <table:table-cell office:value-type="float" office:value="0.53166" calcext:value-type="float">
            <text:p>0.53166</text:p>
          </table:table-cell>
          <table:table-cell office:value-type="float" office:value="0.532242" calcext:value-type="float">
            <text:p>0.53224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0.538065" calcext:value-type="float">
            <text:p>0.538065</text:p>
          </table:table-cell>
          <table:table-cell office:value-type="float" office:value="0.538361" calcext:value-type="float">
            <text:p>0.538361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4:09:52.592139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0T16:56:18.596030330</dc:date>
    <meta:editing-duration>PT4H58M</meta:editing-duration>
    <meta:editing-cycles>79</meta:editing-cycles>
    <meta:generator>LibreOffice/5.1.6.2$Linux_X86_64 LibreOffice_project/10m0$Build-2</meta:generator>
    <meta:document-statistic meta:table-count="1" meta:cell-count="12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1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5" chart:label-cell-address="Sheet1.E4:Sheet1.E4" chart:class="chart:line">
            <chart:data-point chart:repeated="11"/>
          </chart:series>
          <chart:series chart:style-name="ch7" chart:values-cell-range-address="Sheet1.F5:Sheet1.F15" chart:label-cell-address="Sheet1.F4:Sheet1.F4" chart:class="chart:line">
            <chart:data-point chart:repeated="11"/>
          </chart:series>
          <chart:series chart:style-name="ch8" chart:values-cell-range-address="Sheet1.G5:Sheet1.G15" chart:label-cell-address="Sheet1.G4:Sheet1.G4" chart:class="chart:line">
            <chart:data-point chart:repeated="11"/>
          </chart:series>
          <chart:series chart:style-name="ch9" chart:values-cell-range-address="Sheet1.H5:Sheet1.H15" chart:label-cell-address="Sheet1.H4:Sheet1.H4" chart:class="chart:line">
            <chart:data-point chart:repeated="11"/>
          </chart:series>
          <chart:series chart:style-name="ch10" chart:values-cell-range-address="Sheet1.I5:Sheet1.I15" chart:label-cell-address="Sheet1.I4:Sheet1.I4" chart:class="chart:line">
            <chart:data-point chart:repeated="11"/>
          </chart:series>
          <chart:series chart:style-name="ch11" chart:values-cell-range-address="Sheet1.J5:Sheet1.J15" chart:label-cell-address="Sheet1.J4:Sheet1.J4" chart:class="chart:line">
            <chart:data-point chart:repeated="11"/>
          </chart:series>
          <chart:series chart:style-name="ch12" chart:values-cell-range-address="Sheet1.K5:Sheet1.K15" chart:label-cell-address="Sheet1.K4:Sheet1.K4" chart:class="chart:line">
            <chart:data-point chart:repeated="11"/>
          </chart:series>
          <chart:series chart:style-name="ch13" chart:values-cell-range-address="Sheet1.L5:Sheet1.L15" chart:label-cell-address="Sheet1.L4:Sheet1.L4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4292601</text:p>
                <draw:g>
                  <svg:desc>Sheet1.E4:Sheet1.E4</svg:desc>
                </draw:g>
              </table:table-cell>
              <table:table-cell office:value-type="string">
                <text:p>0.0017170403</text:p>
                <draw:g>
                  <svg:desc>Sheet1.F4:Sheet1.F4</svg:desc>
                </draw:g>
              </table:table-cell>
              <table:table-cell office:value-type="string">
                <text:p>0.0034340807</text:p>
                <draw:g>
                  <svg:desc>Sheet1.G4:Sheet1.G4</svg:desc>
                </draw:g>
              </table:table-cell>
              <table:table-cell office:value-type="string">
                <text:p>0.0068681614</text:p>
                <draw:g>
                  <svg:desc>Sheet1.H4:Sheet1.H4</svg:desc>
                </draw:g>
              </table:table-cell>
              <table:table-cell office:value-type="string">
                <text:p>0.0137363227</text:p>
                <draw:g>
                  <svg:desc>Sheet1.I4:Sheet1.I4</svg:desc>
                </draw:g>
              </table:table-cell>
              <table:table-cell office:value-type="string">
                <text:p>0.0274726454</text:p>
                <draw:g>
                  <svg:desc>Sheet1.J4:Sheet1.J4</svg:desc>
                </draw:g>
              </table:table-cell>
              <table:table-cell office:value-type="string">
                <text:p>0.0549452908</text:p>
                <draw:g>
                  <svg:desc>Sheet1.K4:Sheet1.K4</svg:desc>
                </draw:g>
              </table:table-cell>
              <table:table-cell office:value-type="string">
                <text:p>0.1098905816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15</svg:desc>
                </draw:g>
              </table:table-cell>
              <table:table-cell office:value-type="float" office:value="0.692638">
                <text:p>0.692638</text:p>
                <draw:g>
                  <svg:desc>Sheet1.E5:Sheet1.E15</svg:desc>
                </draw:g>
              </table:table-cell>
              <table:table-cell office:value-type="float" office:value="0.692638">
                <text:p>0.692638</text:p>
                <draw:g>
                  <svg:desc>Sheet1.F5:Sheet1.F15</svg:desc>
                </draw:g>
              </table:table-cell>
              <table:table-cell office:value-type="float" office:value="0.692638">
                <text:p>0.692638</text:p>
                <draw:g>
                  <svg:desc>Sheet1.G5:Sheet1.G15</svg:desc>
                </draw:g>
              </table:table-cell>
              <table:table-cell office:value-type="float" office:value="0.692638">
                <text:p>0.692638</text:p>
                <draw:g>
                  <svg:desc>Sheet1.H5:Sheet1.H15</svg:desc>
                </draw:g>
              </table:table-cell>
              <table:table-cell office:value-type="float" office:value="0.692638">
                <text:p>0.692638</text:p>
                <draw:g>
                  <svg:desc>Sheet1.I5:Sheet1.I15</svg:desc>
                </draw:g>
              </table:table-cell>
              <table:table-cell office:value-type="float" office:value="0.692638">
                <text:p>0.692638</text:p>
                <draw:g>
                  <svg:desc>Sheet1.J5:Sheet1.J15</svg:desc>
                </draw:g>
              </table:table-cell>
              <table:table-cell office:value-type="float" office:value="0.692638">
                <text:p>0.692638</text:p>
                <draw:g>
                  <svg:desc>Sheet1.K5:Sheet1.K15</svg:desc>
                </draw:g>
              </table:table-cell>
              <table:table-cell office:value-type="float" office:value="0.692638">
                <text:p>0.692638</text:p>
                <draw:g>
                  <svg:desc>Sheet1.L5:Sheet1.L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1349">
                <text:p>0.111349</text:p>
              </table:table-cell>
              <table:table-cell office:value-type="float" office:value="0.111533">
                <text:p>0.111533</text:p>
              </table:table-cell>
              <table:table-cell office:value-type="float" office:value="0.111636">
                <text:p>0.111636</text:p>
              </table:table-cell>
              <table:table-cell office:value-type="float" office:value="0.111449">
                <text:p>0.111449</text:p>
              </table:table-cell>
              <table:table-cell office:value-type="float" office:value="0.111151">
                <text:p>0.111151</text:p>
              </table:table-cell>
              <table:table-cell office:value-type="float" office:value="0.110634">
                <text:p>0.110634</text:p>
              </table:table-cell>
              <table:table-cell office:value-type="float" office:value="0.116302">
                <text:p>0.116302</text:p>
              </table:table-cell>
              <table:table-cell office:value-type="float" office:value="0.110554">
                <text:p>0.1105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6789">
                <text:p>0.106789</text:p>
              </table:table-cell>
              <table:table-cell office:value-type="float" office:value="0.104028">
                <text:p>0.104028</text:p>
              </table:table-cell>
              <table:table-cell office:value-type="float" office:value="0.104079">
                <text:p>0.104079</text:p>
              </table:table-cell>
              <table:table-cell office:value-type="float" office:value="0.104045">
                <text:p>0.104045</text:p>
              </table:table-cell>
              <table:table-cell office:value-type="float" office:value="0.103954">
                <text:p>0.103954</text:p>
              </table:table-cell>
              <table:table-cell office:value-type="float" office:value="0.10491">
                <text:p>0.10491</text:p>
              </table:table-cell>
              <table:table-cell office:value-type="float" office:value="0.103818">
                <text:p>0.103818</text:p>
              </table:table-cell>
              <table:table-cell office:value-type="float" office:value="0.103795">
                <text:p>0.1037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4351">
                <text:p>0.104351</text:p>
              </table:table-cell>
              <table:table-cell office:value-type="float" office:value="0.106245">
                <text:p>0.106245</text:p>
              </table:table-cell>
              <table:table-cell office:value-type="float" office:value="0.106419">
                <text:p>0.106419</text:p>
              </table:table-cell>
              <table:table-cell office:value-type="float" office:value="0.106224">
                <text:p>0.106224</text:p>
              </table:table-cell>
              <table:table-cell office:value-type="float" office:value="0.104264">
                <text:p>0.104264</text:p>
              </table:table-cell>
              <table:table-cell office:value-type="float" office:value="0.103316">
                <text:p>0.103316</text:p>
              </table:table-cell>
              <table:table-cell office:value-type="float" office:value="0.102443">
                <text:p>0.102443</text:p>
              </table:table-cell>
              <table:table-cell office:value-type="float" office:value="0.101807">
                <text:p>0.1018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80043">
                <text:p>0.0980043</text:p>
              </table:table-cell>
              <table:table-cell office:value-type="float" office:value="0.098257">
                <text:p>0.098257</text:p>
              </table:table-cell>
              <table:table-cell office:value-type="float" office:value="0.0981939">
                <text:p>0.0981939</text:p>
              </table:table-cell>
              <table:table-cell office:value-type="float" office:value="0.0982325">
                <text:p>0.0982325</text:p>
              </table:table-cell>
              <table:table-cell office:value-type="float" office:value="0.0981337">
                <text:p>0.0981337</text:p>
              </table:table-cell>
              <table:table-cell office:value-type="float" office:value="0.0980213">
                <text:p>0.0980213</text:p>
              </table:table-cell>
              <table:table-cell office:value-type="float" office:value="0.0981327">
                <text:p>0.0981327</text:p>
              </table:table-cell>
              <table:table-cell office:value-type="float" office:value="0.0978971">
                <text:p>0.09789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6897">
                <text:p>0.096897</text:p>
              </table:table-cell>
              <table:table-cell office:value-type="float" office:value="0.0982883">
                <text:p>0.0982883</text:p>
              </table:table-cell>
              <table:table-cell office:value-type="float" office:value="0.0984807">
                <text:p>0.0984807</text:p>
              </table:table-cell>
              <table:table-cell office:value-type="float" office:value="0.0980762">
                <text:p>0.0980762</text:p>
              </table:table-cell>
              <table:table-cell office:value-type="float" office:value="0.0980357">
                <text:p>0.0980357</text:p>
              </table:table-cell>
              <table:table-cell office:value-type="float" office:value="0.0986034">
                <text:p>0.0986034</text:p>
              </table:table-cell>
              <table:table-cell office:value-type="float" office:value="0.109745">
                <text:p>0.109745</text:p>
              </table:table-cell>
              <table:table-cell office:value-type="float" office:value="0.0987076">
                <text:p>0.09870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4116">
                <text:p>0.0954116</text:p>
              </table:table-cell>
              <table:table-cell office:value-type="float" office:value="0.0957745">
                <text:p>0.0957745</text:p>
              </table:table-cell>
              <table:table-cell office:value-type="float" office:value="0.095622">
                <text:p>0.095622</text:p>
              </table:table-cell>
              <table:table-cell office:value-type="float" office:value="0.0957983">
                <text:p>0.0957983</text:p>
              </table:table-cell>
              <table:table-cell office:value-type="float" office:value="0.0962017">
                <text:p>0.0962017</text:p>
              </table:table-cell>
              <table:table-cell office:value-type="float" office:value="0.0972807">
                <text:p>0.0972807</text:p>
              </table:table-cell>
              <table:table-cell office:value-type="float" office:value="0.0962892">
                <text:p>0.0962892</text:p>
              </table:table-cell>
              <table:table-cell office:value-type="float" office:value="0.0952162">
                <text:p>0.09521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44112">
                <text:p>0.0944112</text:p>
              </table:table-cell>
              <table:table-cell office:value-type="float" office:value="0.0987912">
                <text:p>0.0987912</text:p>
              </table:table-cell>
              <table:table-cell office:value-type="float" office:value="0.0988691">
                <text:p>0.0988691</text:p>
              </table:table-cell>
              <table:table-cell office:value-type="float" office:value="0.0990313">
                <text:p>0.0990313</text:p>
              </table:table-cell>
              <table:table-cell office:value-type="float" office:value="0.0991885">
                <text:p>0.0991885</text:p>
              </table:table-cell>
              <table:table-cell office:value-type="float" office:value="0.098759">
                <text:p>0.098759</text:p>
              </table:table-cell>
              <table:table-cell office:value-type="float" office:value="0.101522">
                <text:p>0.101522</text:p>
              </table:table-cell>
              <table:table-cell office:value-type="float" office:value="0.0978091">
                <text:p>0.09780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0913">
                <text:p>0.100913</text:p>
              </table:table-cell>
              <table:table-cell office:value-type="float" office:value="0.0979859">
                <text:p>0.0979859</text:p>
              </table:table-cell>
              <table:table-cell office:value-type="float" office:value="0.0981341">
                <text:p>0.0981341</text:p>
              </table:table-cell>
              <table:table-cell office:value-type="float" office:value="0.0989026">
                <text:p>0.0989026</text:p>
              </table:table-cell>
              <table:table-cell office:value-type="float" office:value="0.0984537">
                <text:p>0.0984537</text:p>
              </table:table-cell>
              <table:table-cell office:value-type="float" office:value="0.101152">
                <text:p>0.101152</text:p>
              </table:table-cell>
              <table:table-cell office:value-type="float" office:value="0.0960893">
                <text:p>0.0960893</text:p>
              </table:table-cell>
              <table:table-cell office:value-type="float" office:value="0.10179">
                <text:p>0.101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937349">
                <text:p>0.0937349</text:p>
              </table:table-cell>
              <table:table-cell office:value-type="float" office:value="0.105206">
                <text:p>0.105206</text:p>
              </table:table-cell>
              <table:table-cell office:value-type="float" office:value="0.10553">
                <text:p>0.10553</text:p>
              </table:table-cell>
              <table:table-cell office:value-type="float" office:value="0.10671">
                <text:p>0.10671</text:p>
              </table:table-cell>
              <table:table-cell office:value-type="float" office:value="0.105758">
                <text:p>0.105758</text:p>
              </table:table-cell>
              <table:table-cell office:value-type="float" office:value="0.106871">
                <text:p>0.106871</text:p>
              </table:table-cell>
              <table:table-cell office:value-type="float" office:value="0.112168">
                <text:p>0.112168</text:p>
              </table:table-cell>
              <table:table-cell office:value-type="float" office:value="0.111063">
                <text:p>0.1110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62731">
                <text:p>0.0962731</text:p>
              </table:table-cell>
              <table:table-cell office:value-type="float" office:value="0.095713">
                <text:p>0.095713</text:p>
              </table:table-cell>
              <table:table-cell office:value-type="float" office:value="0.0953835">
                <text:p>0.0953835</text:p>
              </table:table-cell>
              <table:table-cell office:value-type="float" office:value="0.0957587">
                <text:p>0.0957587</text:p>
              </table:table-cell>
              <table:table-cell office:value-type="float" office:value="0.0965799">
                <text:p>0.0965799</text:p>
              </table:table-cell>
              <table:table-cell office:value-type="float" office:value="0.0969717">
                <text:p>0.0969717</text:p>
              </table:table-cell>
              <table:table-cell office:value-type="float" office:value="0.0989185">
                <text:p>0.0989185</text:p>
              </table:table-cell>
              <table:table-cell office:value-type="float" office:value="0.0921732">
                <text:p>0.0921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21:Sheet1.L32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22:Sheet1.D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2:Sheet1.E32" chart:label-cell-address="Sheet1.E21:Sheet1.E21" chart:class="chart:line">
            <chart:data-point chart:repeated="11"/>
          </chart:series>
          <chart:series chart:style-name="ch7" chart:values-cell-range-address="Sheet1.F22:Sheet1.F32" chart:label-cell-address="Sheet1.F21:Sheet1.F21" chart:class="chart:line">
            <chart:data-point chart:repeated="11"/>
          </chart:series>
          <chart:series chart:style-name="ch8" chart:values-cell-range-address="Sheet1.G22:Sheet1.G32" chart:label-cell-address="Sheet1.G21:Sheet1.G21" chart:class="chart:line">
            <chart:data-point chart:repeated="11"/>
          </chart:series>
          <chart:series chart:style-name="ch9" chart:values-cell-range-address="Sheet1.H22:Sheet1.H32" chart:label-cell-address="Sheet1.H21:Sheet1.H21" chart:class="chart:line">
            <chart:data-point chart:repeated="11"/>
          </chart:series>
          <chart:series chart:style-name="ch10" chart:values-cell-range-address="Sheet1.I22:Sheet1.I32" chart:label-cell-address="Sheet1.I21:Sheet1.I21" chart:class="chart:line">
            <chart:data-point chart:repeated="11"/>
          </chart:series>
          <chart:series chart:style-name="ch11" chart:values-cell-range-address="Sheet1.J22:Sheet1.J32" chart:label-cell-address="Sheet1.J21:Sheet1.J21" chart:class="chart:line">
            <chart:data-point chart:repeated="11"/>
          </chart:series>
          <chart:series chart:style-name="ch12" chart:values-cell-range-address="Sheet1.K22:Sheet1.K32" chart:label-cell-address="Sheet1.K21:Sheet1.K21" chart:class="chart:line">
            <chart:data-point chart:repeated="11"/>
          </chart:series>
          <chart:series chart:style-name="ch13" chart:values-cell-range-address="Sheet1.L22:Sheet1.L32" chart:label-cell-address="Sheet1.L21:Sheet1.L2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4292601</text:p>
                <draw:g>
                  <svg:desc>Sheet1.E21:Sheet1.E21</svg:desc>
                </draw:g>
              </table:table-cell>
              <table:table-cell office:value-type="string">
                <text:p>0.0549452908</text:p>
                <draw:g>
                  <svg:desc>Sheet1.F21:Sheet1.F21</svg:desc>
                </draw:g>
              </table:table-cell>
              <table:table-cell office:value-type="string">
                <text:p>0.1098905816</text:p>
                <draw:g>
                  <svg:desc>Sheet1.G21:Sheet1.G21</svg:desc>
                </draw:g>
              </table:table-cell>
              <table:table-cell office:value-type="string">
                <text:p>0.2197811632</text:p>
                <draw:g>
                  <svg:desc>Sheet1.H21:Sheet1.H21</svg:desc>
                </draw:g>
              </table:table-cell>
              <table:table-cell office:value-type="string">
                <text:p>0.4395623264</text:p>
                <draw:g>
                  <svg:desc>Sheet1.I21:Sheet1.I21</svg:desc>
                </draw:g>
              </table:table-cell>
              <table:table-cell office:value-type="string">
                <text:p>0.8791246528</text:p>
                <draw:g>
                  <svg:desc>Sheet1.J21:Sheet1.J21</svg:desc>
                </draw:g>
              </table:table-cell>
              <table:table-cell office:value-type="string">
                <text:p>1.7582493057</text:p>
                <draw:g>
                  <svg:desc>Sheet1.K21:Sheet1.K21</svg:desc>
                </draw:g>
              </table:table-cell>
              <table:table-cell office:value-type="string">
                <text:p>3.5164986113</text:p>
                <draw:g>
                  <svg:desc>Sheet1.L21:Sheet1.L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2:Sheet1.D32</svg:desc>
                </draw:g>
              </table:table-cell>
              <table:table-cell office:value-type="float" office:value="0.692638">
                <text:p>0.692638</text:p>
                <draw:g>
                  <svg:desc>Sheet1.E22:Sheet1.E32</svg:desc>
                </draw:g>
              </table:table-cell>
              <table:table-cell office:value-type="float" office:value="0.692638">
                <text:p>0.692638</text:p>
                <draw:g>
                  <svg:desc>Sheet1.F22:Sheet1.F32</svg:desc>
                </draw:g>
              </table:table-cell>
              <table:table-cell office:value-type="float" office:value="0.692638">
                <text:p>0.692638</text:p>
                <draw:g>
                  <svg:desc>Sheet1.G22:Sheet1.G32</svg:desc>
                </draw:g>
              </table:table-cell>
              <table:table-cell office:value-type="float" office:value="0.692638">
                <text:p>0.692638</text:p>
                <draw:g>
                  <svg:desc>Sheet1.H22:Sheet1.H32</svg:desc>
                </draw:g>
              </table:table-cell>
              <table:table-cell office:value-type="float" office:value="0.692638">
                <text:p>0.692638</text:p>
                <draw:g>
                  <svg:desc>Sheet1.I22:Sheet1.I32</svg:desc>
                </draw:g>
              </table:table-cell>
              <table:table-cell office:value-type="float" office:value="0.692638">
                <text:p>0.692638</text:p>
                <draw:g>
                  <svg:desc>Sheet1.J22:Sheet1.J32</svg:desc>
                </draw:g>
              </table:table-cell>
              <table:table-cell office:value-type="float" office:value="0.692638">
                <text:p>0.692638</text:p>
                <draw:g>
                  <svg:desc>Sheet1.K22:Sheet1.K32</svg:desc>
                </draw:g>
              </table:table-cell>
              <table:table-cell office:value-type="float" office:value="0.692638">
                <text:p>0.692638</text:p>
                <draw:g>
                  <svg:desc>Sheet1.L22:Sheet1.L3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1349">
                <text:p>0.111349</text:p>
              </table:table-cell>
              <table:table-cell office:value-type="float" office:value="0.27087">
                <text:p>0.27087</text:p>
              </table:table-cell>
              <table:table-cell office:value-type="float" office:value="0.226322">
                <text:p>0.226322</text:p>
              </table:table-cell>
              <table:table-cell office:value-type="float" office:value="0.169356">
                <text:p>0.169356</text:p>
              </table:table-cell>
              <table:table-cell office:value-type="float" office:value="0.165749">
                <text:p>0.165749</text:p>
              </table:table-cell>
              <table:table-cell office:value-type="float" office:value="0.115262">
                <text:p>0.115262</text:p>
              </table:table-cell>
              <table:table-cell office:value-type="float" office:value="0.112822">
                <text:p>0.112822</text:p>
              </table:table-cell>
              <table:table-cell office:value-type="float" office:value="0.11273">
                <text:p>0.112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6789">
                <text:p>0.106789</text:p>
              </table:table-cell>
              <table:table-cell office:value-type="float" office:value="0.143189">
                <text:p>0.143189</text:p>
              </table:table-cell>
              <table:table-cell office:value-type="float" office:value="0.155709">
                <text:p>0.155709</text:p>
              </table:table-cell>
              <table:table-cell office:value-type="float" office:value="0.122322">
                <text:p>0.122322</text:p>
              </table:table-cell>
              <table:table-cell office:value-type="float" office:value="0.119284">
                <text:p>0.119284</text:p>
              </table:table-cell>
              <table:table-cell office:value-type="float" office:value="0.104091">
                <text:p>0.104091</text:p>
              </table:table-cell>
              <table:table-cell office:value-type="float" office:value="0.104255">
                <text:p>0.104255</text:p>
              </table:table-cell>
              <table:table-cell office:value-type="float" office:value="0.104075">
                <text:p>0.1040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4351">
                <text:p>0.104351</text:p>
              </table:table-cell>
              <table:table-cell office:value-type="float" office:value="0.138457">
                <text:p>0.138457</text:p>
              </table:table-cell>
              <table:table-cell office:value-type="float" office:value="0.156972">
                <text:p>0.156972</text:p>
              </table:table-cell>
              <table:table-cell office:value-type="float" office:value="0.120022">
                <text:p>0.120022</text:p>
              </table:table-cell>
              <table:table-cell office:value-type="float" office:value="0.118129">
                <text:p>0.118129</text:p>
              </table:table-cell>
              <table:table-cell office:value-type="float" office:value="0.105436">
                <text:p>0.105436</text:p>
              </table:table-cell>
              <table:table-cell office:value-type="float" office:value="0.100815">
                <text:p>0.100815</text:p>
              </table:table-cell>
              <table:table-cell office:value-type="float" office:value="0.10073">
                <text:p>0.100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80043">
                <text:p>0.0980043</text:p>
              </table:table-cell>
              <table:table-cell office:value-type="float" office:value="0.17947">
                <text:p>0.17947</text:p>
              </table:table-cell>
              <table:table-cell office:value-type="float" office:value="0.174639">
                <text:p>0.174639</text:p>
              </table:table-cell>
              <table:table-cell office:value-type="float" office:value="0.182189">
                <text:p>0.182189</text:p>
              </table:table-cell>
              <table:table-cell office:value-type="float" office:value="0.187053">
                <text:p>0.187053</text:p>
              </table:table-cell>
              <table:table-cell office:value-type="float" office:value="0.106287">
                <text:p>0.106287</text:p>
              </table:table-cell>
              <table:table-cell office:value-type="float" office:value="0.101845">
                <text:p>0.101845</text:p>
              </table:table-cell>
              <table:table-cell office:value-type="float" office:value="0.102043">
                <text:p>0.1020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6897">
                <text:p>0.096897</text:p>
              </table:table-cell>
              <table:table-cell office:value-type="float" office:value="0.174997">
                <text:p>0.174997</text:p>
              </table:table-cell>
              <table:table-cell office:value-type="float" office:value="0.127571">
                <text:p>0.127571</text:p>
              </table:table-cell>
              <table:table-cell office:value-type="float" office:value="0.0979012">
                <text:p>0.0979012</text:p>
              </table:table-cell>
              <table:table-cell office:value-type="float" office:value="0.0973751">
                <text:p>0.0973751</text:p>
              </table:table-cell>
              <table:table-cell office:value-type="float" office:value="0.098731">
                <text:p>0.098731</text:p>
              </table:table-cell>
              <table:table-cell office:value-type="float" office:value="0.096863">
                <text:p>0.096863</text:p>
              </table:table-cell>
              <table:table-cell office:value-type="float" office:value="0.096742">
                <text:p>0.0967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4116">
                <text:p>0.0954116</text:p>
              </table:table-cell>
              <table:table-cell office:value-type="float" office:value="0.243169">
                <text:p>0.243169</text:p>
              </table:table-cell>
              <table:table-cell office:value-type="float" office:value="0.245961">
                <text:p>0.245961</text:p>
              </table:table-cell>
              <table:table-cell office:value-type="float" office:value="0.267845">
                <text:p>0.267845</text:p>
              </table:table-cell>
              <table:table-cell office:value-type="float" office:value="0.25777">
                <text:p>0.25777</text:p>
              </table:table-cell>
              <table:table-cell office:value-type="float" office:value="0.104315">
                <text:p>0.104315</text:p>
              </table:table-cell>
              <table:table-cell office:value-type="float" office:value="0.0951759">
                <text:p>0.0951759</text:p>
              </table:table-cell>
              <table:table-cell office:value-type="float" office:value="0.0951241">
                <text:p>0.09512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44112">
                <text:p>0.0944112</text:p>
              </table:table-cell>
              <table:table-cell office:value-type="float" office:value="0.105661">
                <text:p>0.105661</text:p>
              </table:table-cell>
              <table:table-cell office:value-type="float" office:value="0.104946">
                <text:p>0.104946</text:p>
              </table:table-cell>
              <table:table-cell office:value-type="float" office:value="0.114627">
                <text:p>0.114627</text:p>
              </table:table-cell>
              <table:table-cell office:value-type="float" office:value="0.113224">
                <text:p>0.113224</text:p>
              </table:table-cell>
              <table:table-cell office:value-type="float" office:value="0.13465">
                <text:p>0.13465</text:p>
              </table:table-cell>
              <table:table-cell office:value-type="float" office:value="0.0949407">
                <text:p>0.0949407</text:p>
              </table:table-cell>
              <table:table-cell office:value-type="float" office:value="0.094794">
                <text:p>0.0947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0913">
                <text:p>0.100913</text:p>
              </table:table-cell>
              <table:table-cell office:value-type="float" office:value="0.220588">
                <text:p>0.220588</text:p>
              </table:table-cell>
              <table:table-cell office:value-type="float" office:value="0.209739">
                <text:p>0.209739</text:p>
              </table:table-cell>
              <table:table-cell office:value-type="float" office:value="0.211688">
                <text:p>0.211688</text:p>
              </table:table-cell>
              <table:table-cell office:value-type="float" office:value="0.203571">
                <text:p>0.203571</text:p>
              </table:table-cell>
              <table:table-cell office:value-type="float" office:value="0.100426">
                <text:p>0.100426</text:p>
              </table:table-cell>
              <table:table-cell office:value-type="float" office:value="0.0935601">
                <text:p>0.0935601</text:p>
              </table:table-cell>
              <table:table-cell office:value-type="float" office:value="0.0935349">
                <text:p>0.09353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937349">
                <text:p>0.0937349</text:p>
              </table:table-cell>
              <table:table-cell office:value-type="float" office:value="0.138648">
                <text:p>0.138648</text:p>
              </table:table-cell>
              <table:table-cell office:value-type="float" office:value="0.152324">
                <text:p>0.152324</text:p>
              </table:table-cell>
              <table:table-cell office:value-type="float" office:value="0.104367">
                <text:p>0.104367</text:p>
              </table:table-cell>
              <table:table-cell office:value-type="float" office:value="0.105332">
                <text:p>0.105332</text:p>
              </table:table-cell>
              <table:table-cell office:value-type="float" office:value="0.10114">
                <text:p>0.10114</text:p>
              </table:table-cell>
              <table:table-cell office:value-type="float" office:value="0.0975734">
                <text:p>0.0975734</text:p>
              </table:table-cell>
              <table:table-cell office:value-type="float" office:value="0.0973815">
                <text:p>0.09738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62731">
                <text:p>0.0962731</text:p>
              </table:table-cell>
              <table:table-cell office:value-type="float" office:value="0.09937">
                <text:p>0.09937</text:p>
              </table:table-cell>
              <table:table-cell office:value-type="float" office:value="0.0999064">
                <text:p>0.0999064</text:p>
              </table:table-cell>
              <table:table-cell office:value-type="float" office:value="0.0943401">
                <text:p>0.0943401</text:p>
              </table:table-cell>
              <table:table-cell office:value-type="float" office:value="0.0935978">
                <text:p>0.0935978</text:p>
              </table:table-cell>
              <table:table-cell office:value-type="float" office:value="0.112527">
                <text:p>0.112527</text:p>
              </table:table-cell>
              <table:table-cell office:value-type="float" office:value="0.0970909">
                <text:p>0.0970909</text:p>
              </table:table-cell>
              <table:table-cell office:value-type="float" office:value="0.0971908">
                <text:p>0.09719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38:Sheet1.L49" chart:data-source-has-labels="both" svg:x="0.32cm" svg:y="0.18cm" svg:width="11.704cm" svg:height="8.645cm">
          <chartooo:coordinate-region svg:x="1.047cm" svg:y="0.379cm" svg:width="10.791cm" svg:height="7.799cm"/>
          <chart:axis chart:dimension="x" chart:name="primary-x" chart:style-name="ch4" chartooo:axis-type="auto">
            <chartooo:date-scale/>
            <chart:categories table:cell-range-address="Sheet1.D39:Sheet1.D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49" chart:label-cell-address="Sheet1.E38:Sheet1.E38" chart:class="chart:line">
            <chart:data-point chart:repeated="11"/>
          </chart:series>
          <chart:series chart:style-name="ch7" chart:values-cell-range-address="Sheet1.F39:Sheet1.F49" chart:label-cell-address="Sheet1.F38:Sheet1.F38" chart:class="chart:line">
            <chart:data-point chart:repeated="11"/>
          </chart:series>
          <chart:series chart:style-name="ch8" chart:values-cell-range-address="Sheet1.G39:Sheet1.G49" chart:label-cell-address="Sheet1.G38:Sheet1.G38" chart:class="chart:line">
            <chart:data-point chart:repeated="11"/>
          </chart:series>
          <chart:series chart:style-name="ch9" chart:values-cell-range-address="Sheet1.H39:Sheet1.H49" chart:label-cell-address="Sheet1.H38:Sheet1.H38" chart:class="chart:line">
            <chart:data-point chart:repeated="11"/>
          </chart:series>
          <chart:series chart:style-name="ch10" chart:values-cell-range-address="Sheet1.I39:Sheet1.I49" chart:label-cell-address="Sheet1.I38:Sheet1.I38" chart:class="chart:line">
            <chart:data-point chart:repeated="11"/>
          </chart:series>
          <chart:series chart:style-name="ch11" chart:values-cell-range-address="Sheet1.J39:Sheet1.J49" chart:label-cell-address="Sheet1.J38:Sheet1.J38" chart:class="chart:line">
            <chart:data-point chart:repeated="11"/>
          </chart:series>
          <chart:series chart:style-name="ch12" chart:values-cell-range-address="Sheet1.K39:Sheet1.K49" chart:label-cell-address="Sheet1.K38:Sheet1.K38" chart:class="chart:line">
            <chart:data-point chart:repeated="11"/>
          </chart:series>
          <chart:series chart:style-name="ch13" chart:values-cell-range-address="Sheet1.L39:Sheet1.L49" chart:label-cell-address="Sheet1.L38:Sheet1.L38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4292601</text:p>
                <draw:g>
                  <svg:desc>Sheet1.E38:Sheet1.E38</svg:desc>
                </draw:g>
              </table:table-cell>
              <table:table-cell office:value-type="string">
                <text:p>0.4395623264</text:p>
                <draw:g>
                  <svg:desc>Sheet1.F38:Sheet1.F38</svg:desc>
                </draw:g>
              </table:table-cell>
              <table:table-cell office:value-type="string">
                <text:p>0.8791246528</text:p>
                <draw:g>
                  <svg:desc>Sheet1.G38:Sheet1.G38</svg:desc>
                </draw:g>
              </table:table-cell>
              <table:table-cell office:value-type="string">
                <text:p>1.7582493057</text:p>
                <draw:g>
                  <svg:desc>Sheet1.H38:Sheet1.H38</svg:desc>
                </draw:g>
              </table:table-cell>
              <table:table-cell office:value-type="string">
                <text:p>3.5164986113</text:p>
                <draw:g>
                  <svg:desc>Sheet1.I38:Sheet1.I38</svg:desc>
                </draw:g>
              </table:table-cell>
              <table:table-cell office:value-type="string">
                <text:p>7.0329972227</text:p>
                <draw:g>
                  <svg:desc>Sheet1.J38:Sheet1.J38</svg:desc>
                </draw:g>
              </table:table-cell>
              <table:table-cell office:value-type="string">
                <text:p>14.0659944454</text:p>
                <draw:g>
                  <svg:desc>Sheet1.K38:Sheet1.K38</svg:desc>
                </draw:g>
              </table:table-cell>
              <table:table-cell office:value-type="string">
                <text:p>28.1319888907</text:p>
                <draw:g>
                  <svg:desc>Sheet1.L38:Sheet1.L3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9:Sheet1.D49</svg:desc>
                </draw:g>
              </table:table-cell>
              <table:table-cell office:value-type="float" office:value="0.692638">
                <text:p>0.692638</text:p>
                <draw:g>
                  <svg:desc>Sheet1.E39:Sheet1.E49</svg:desc>
                </draw:g>
              </table:table-cell>
              <table:table-cell office:value-type="float" office:value="0.692638">
                <text:p>0.692638</text:p>
                <draw:g>
                  <svg:desc>Sheet1.F39:Sheet1.F49</svg:desc>
                </draw:g>
              </table:table-cell>
              <table:table-cell office:value-type="float" office:value="0.692638">
                <text:p>0.692638</text:p>
                <draw:g>
                  <svg:desc>Sheet1.G39:Sheet1.G49</svg:desc>
                </draw:g>
              </table:table-cell>
              <table:table-cell office:value-type="float" office:value="0.692638">
                <text:p>0.692638</text:p>
                <draw:g>
                  <svg:desc>Sheet1.H39:Sheet1.H49</svg:desc>
                </draw:g>
              </table:table-cell>
              <table:table-cell office:value-type="float" office:value="0.692638">
                <text:p>0.692638</text:p>
                <draw:g>
                  <svg:desc>Sheet1.I39:Sheet1.I49</svg:desc>
                </draw:g>
              </table:table-cell>
              <table:table-cell office:value-type="float" office:value="0.692638">
                <text:p>0.692638</text:p>
                <draw:g>
                  <svg:desc>Sheet1.J39:Sheet1.J49</svg:desc>
                </draw:g>
              </table:table-cell>
              <table:table-cell office:value-type="float" office:value="0.692638">
                <text:p>0.692638</text:p>
                <draw:g>
                  <svg:desc>Sheet1.K39:Sheet1.K49</svg:desc>
                </draw:g>
              </table:table-cell>
              <table:table-cell office:value-type="float" office:value="0.692638">
                <text:p>0.692638</text:p>
                <draw:g>
                  <svg:desc>Sheet1.L39:Sheet1.L4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1349">
                <text:p>0.111349</text:p>
              </table:table-cell>
              <table:table-cell office:value-type="float" office:value="0.633863">
                <text:p>0.633863</text:p>
              </table:table-cell>
              <table:table-cell office:value-type="float" office:value="0.481587">
                <text:p>0.481587</text:p>
              </table:table-cell>
              <table:table-cell office:value-type="float" office:value="0.141228">
                <text:p>0.141228</text:p>
              </table:table-cell>
              <table:table-cell office:value-type="float" office:value="0.140292">
                <text:p>0.140292</text:p>
              </table:table-cell>
              <table:table-cell office:value-type="float" office:value="0.13926">
                <text:p>0.13926</text:p>
              </table:table-cell>
              <table:table-cell office:value-type="float" office:value="0.139916">
                <text:p>0.139916</text:p>
              </table:table-cell>
              <table:table-cell office:value-type="float" office:value="0.148382">
                <text:p>0.1483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6789">
                <text:p>0.106789</text:p>
              </table:table-cell>
              <table:table-cell office:value-type="float" office:value="0.591147">
                <text:p>0.591147</text:p>
              </table:table-cell>
              <table:table-cell office:value-type="float" office:value="0.371171">
                <text:p>0.371171</text:p>
              </table:table-cell>
              <table:table-cell office:value-type="float" office:value="0.106344">
                <text:p>0.106344</text:p>
              </table:table-cell>
              <table:table-cell office:value-type="float" office:value="0.105196">
                <text:p>0.105196</text:p>
              </table:table-cell>
              <table:table-cell office:value-type="float" office:value="0.104656">
                <text:p>0.104656</text:p>
              </table:table-cell>
              <table:table-cell office:value-type="float" office:value="0.104574">
                <text:p>0.104574</text:p>
              </table:table-cell>
              <table:table-cell office:value-type="float" office:value="0.108516">
                <text:p>0.1085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4351">
                <text:p>0.104351</text:p>
              </table:table-cell>
              <table:table-cell office:value-type="float" office:value="0.41304">
                <text:p>0.41304</text:p>
              </table:table-cell>
              <table:table-cell office:value-type="float" office:value="0.345508">
                <text:p>0.345508</text:p>
              </table:table-cell>
              <table:table-cell office:value-type="float" office:value="0.10841">
                <text:p>0.10841</text:p>
              </table:table-cell>
              <table:table-cell office:value-type="float" office:value="0.107841">
                <text:p>0.107841</text:p>
              </table:table-cell>
              <table:table-cell office:value-type="float" office:value="0.107371">
                <text:p>0.107371</text:p>
              </table:table-cell>
              <table:table-cell office:value-type="float" office:value="0.107059">
                <text:p>0.107059</text:p>
              </table:table-cell>
              <table:table-cell office:value-type="float" office:value="0.101913">
                <text:p>0.1019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80043">
                <text:p>0.0980043</text:p>
              </table:table-cell>
              <table:table-cell office:value-type="float" office:value="0.615409">
                <text:p>0.615409</text:p>
              </table:table-cell>
              <table:table-cell office:value-type="float" office:value="0.429471">
                <text:p>0.429471</text:p>
              </table:table-cell>
              <table:table-cell office:value-type="float" office:value="0.11708">
                <text:p>0.11708</text:p>
              </table:table-cell>
              <table:table-cell office:value-type="float" office:value="0.115769">
                <text:p>0.115769</text:p>
              </table:table-cell>
              <table:table-cell office:value-type="float" office:value="0.116786">
                <text:p>0.116786</text:p>
              </table:table-cell>
              <table:table-cell office:value-type="float" office:value="0.116965">
                <text:p>0.116965</text:p>
              </table:table-cell>
              <table:table-cell office:value-type="float" office:value="0.10105">
                <text:p>0.101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6897">
                <text:p>0.096897</text:p>
              </table:table-cell>
              <table:table-cell office:value-type="float" office:value="0.586391">
                <text:p>0.586391</text:p>
              </table:table-cell>
              <table:table-cell office:value-type="float" office:value="0.435388">
                <text:p>0.435388</text:p>
              </table:table-cell>
              <table:table-cell office:value-type="float" office:value="0.125134">
                <text:p>0.125134</text:p>
              </table:table-cell>
              <table:table-cell office:value-type="float" office:value="0.122853">
                <text:p>0.122853</text:p>
              </table:table-cell>
              <table:table-cell office:value-type="float" office:value="0.124177">
                <text:p>0.124177</text:p>
              </table:table-cell>
              <table:table-cell office:value-type="float" office:value="0.122253">
                <text:p>0.122253</text:p>
              </table:table-cell>
              <table:table-cell office:value-type="float" office:value="0.0968282">
                <text:p>0.09682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4116">
                <text:p>0.0954116</text:p>
              </table:table-cell>
              <table:table-cell office:value-type="float" office:value="0.401304">
                <text:p>0.401304</text:p>
              </table:table-cell>
              <table:table-cell office:value-type="float" office:value="0.373109">
                <text:p>0.373109</text:p>
              </table:table-cell>
              <table:table-cell office:value-type="float" office:value="0.0994044">
                <text:p>0.0994044</text:p>
              </table:table-cell>
              <table:table-cell office:value-type="float" office:value="0.0988922">
                <text:p>0.0988922</text:p>
              </table:table-cell>
              <table:table-cell office:value-type="float" office:value="0.099017">
                <text:p>0.099017</text:p>
              </table:table-cell>
              <table:table-cell office:value-type="float" office:value="0.0989409">
                <text:p>0.0989409</text:p>
              </table:table-cell>
              <table:table-cell office:value-type="float" office:value="0.0955176">
                <text:p>0.095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44112">
                <text:p>0.0944112</text:p>
              </table:table-cell>
              <table:table-cell office:value-type="float" office:value="0.490099">
                <text:p>0.490099</text:p>
              </table:table-cell>
              <table:table-cell office:value-type="float" office:value="0.344754">
                <text:p>0.344754</text:p>
              </table:table-cell>
              <table:table-cell office:value-type="float" office:value="0.102089">
                <text:p>0.102089</text:p>
              </table:table-cell>
              <table:table-cell office:value-type="float" office:value="0.100382">
                <text:p>0.100382</text:p>
              </table:table-cell>
              <table:table-cell office:value-type="float" office:value="0.0998743">
                <text:p>0.0998743</text:p>
              </table:table-cell>
              <table:table-cell office:value-type="float" office:value="0.0997249">
                <text:p>0.0997249</text:p>
              </table:table-cell>
              <table:table-cell office:value-type="float" office:value="0.105187">
                <text:p>0.1051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0913">
                <text:p>0.100913</text:p>
              </table:table-cell>
              <table:table-cell office:value-type="float" office:value="0.695615">
                <text:p>0.695615</text:p>
              </table:table-cell>
              <table:table-cell office:value-type="float" office:value="0.461362">
                <text:p>0.461362</text:p>
              </table:table-cell>
              <table:table-cell office:value-type="float" office:value="0.106722">
                <text:p>0.106722</text:p>
              </table:table-cell>
              <table:table-cell office:value-type="float" office:value="0.105239">
                <text:p>0.105239</text:p>
              </table:table-cell>
              <table:table-cell office:value-type="float" office:value="0.105138">
                <text:p>0.105138</text:p>
              </table:table-cell>
              <table:table-cell office:value-type="float" office:value="0.105462">
                <text:p>0.105462</text:p>
              </table:table-cell>
              <table:table-cell office:value-type="float" office:value="0.0937076">
                <text:p>0.09370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937349">
                <text:p>0.0937349</text:p>
              </table:table-cell>
              <table:table-cell office:value-type="float" office:value="0.411389">
                <text:p>0.411389</text:p>
              </table:table-cell>
              <table:table-cell office:value-type="float" office:value="0.386081">
                <text:p>0.386081</text:p>
              </table:table-cell>
              <table:table-cell office:value-type="float" office:value="0.108661">
                <text:p>0.108661</text:p>
              </table:table-cell>
              <table:table-cell office:value-type="float" office:value="0.107273">
                <text:p>0.107273</text:p>
              </table:table-cell>
              <table:table-cell office:value-type="float" office:value="0.107254">
                <text:p>0.107254</text:p>
              </table:table-cell>
              <table:table-cell office:value-type="float" office:value="0.107396">
                <text:p>0.107396</text:p>
              </table:table-cell>
              <table:table-cell office:value-type="float" office:value="0.0995918">
                <text:p>0.09959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62731">
                <text:p>0.0962731</text:p>
              </table:table-cell>
              <table:table-cell office:value-type="float" office:value="0.510068">
                <text:p>0.510068</text:p>
              </table:table-cell>
              <table:table-cell office:value-type="float" office:value="0.387681">
                <text:p>0.387681</text:p>
              </table:table-cell>
              <table:table-cell office:value-type="float" office:value="0.0951831">
                <text:p>0.0951831</text:p>
              </table:table-cell>
              <table:table-cell office:value-type="float" office:value="0.0942592">
                <text:p>0.0942592</text:p>
              </table:table-cell>
              <table:table-cell office:value-type="float" office:value="0.0940935">
                <text:p>0.0940935</text:p>
              </table:table-cell>
              <table:table-cell office:value-type="float" office:value="0.0941914">
                <text:p>0.0941914</text:p>
              </table:table-cell>
              <table:table-cell office:value-type="float" office:value="0.0938479">
                <text:p>0.0938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